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791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1.3972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68a1a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correlation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10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5" table:number-columns-repeated="996" table:default-cell-style-name="Default"/>
        <table:table-row table:style-name="ro1">
          <table:table-cell office:value-type="string" calcext:value-type="string">
            <text:p>regressor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livingspace</text:p>
          </table:table-cell>
          <table:table-cell office:value-type="string" calcext:value-type="string">
            <text:p>NoOfRooms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distanceShop</text:p>
          </table:table-cell>
          <table:table-cell office:value-type="string" calcext:value-type="string">
            <text:p>dum_balcony</text:p>
          </table:table-cell>
          <table:table-cell office:value-type="string" calcext:value-type="string">
            <text:p>dum_builtinkitchen</text:p>
          </table:table-cell>
          <table:table-cell office:value-type="string" calcext:value-type="string">
            <text:p>dum_floorplan</text:p>
          </table:table-cell>
          <table:table-cell office:value-type="string" calcext:value-type="string">
            <text:p>dum_garden</text:p>
          </table:table-cell>
          <table:table-cell office:value-type="string" calcext:value-type="string">
            <text:p>dum_privateoffer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sachsenanhalt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thueringen</text:p>
          </table:table-cell>
          <table:table-cell office:value-type="string" calcext:value-type="string">
            <text:p>mecklenburg</text:p>
          </table:table-cell>
          <table:table-cell office:value-type="string" calcext:value-type="string">
            <text:p>baden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rheinland</text:p>
          </table:table-cell>
          <table:table-cell office:value-type="string" calcext:value-type="string">
            <text:p>saarland</text:p>
          </table:table-cell>
          <table:table-cell office:value-type="string" calcext:value-type="string">
            <text:p>schleswi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ent</text:p>
          </table:table-cell>
          <table:table-cell office:value-type="float" office:value="1" calcext:value-type="float">
            <text:p>1</text:p>
          </table:table-cell>
          <table:table-cell office:value-type="float" office:value="0.655383908506734" calcext:value-type="float">
            <text:p>0.655383908506734</text:p>
          </table:table-cell>
          <table:table-cell office:value-type="float" office:value="0.359707369198893" calcext:value-type="float">
            <text:p>0.359707369198893</text:p>
          </table:table-cell>
          <table:table-cell office:value-type="float" office:value="-0.189250987673911" calcext:value-type="float">
            <text:p>-0.189250987673911</text:p>
          </table:table-cell>
          <table:table-cell office:value-type="float" office:value="-0.219834098046907" calcext:value-type="float">
            <text:p>-0.219834098046907</text:p>
          </table:table-cell>
          <table:table-cell office:value-type="float" office:value="0.00155952959570567" calcext:value-type="float">
            <text:p>0.001559529595706</text:p>
          </table:table-cell>
          <table:table-cell office:value-type="float" office:value="0.256623145914915" calcext:value-type="float">
            <text:p>0.256623145914915</text:p>
          </table:table-cell>
          <table:table-cell office:value-type="float" office:value="0.300141200336277" calcext:value-type="float">
            <text:p>0.300141200336277</text:p>
          </table:table-cell>
          <table:table-cell office:value-type="float" office:value="0.0608333390628276" calcext:value-type="float">
            <text:p>0.060833339062828</text:p>
          </table:table-cell>
          <table:table-cell office:value-type="float" office:value="0.0552716165768785" calcext:value-type="float">
            <text:p>0.055271616576879</text:p>
          </table:table-cell>
          <table:table-cell office:value-type="float" office:value="0.234671793016104" calcext:value-type="float">
            <text:p>0.234671793016104</text:p>
          </table:table-cell>
          <table:table-cell office:value-type="float" office:value="-0.450290145278863" calcext:value-type="float">
            <text:p>-0.450290145278863</text:p>
          </table:table-cell>
          <table:table-cell office:value-type="float" office:value="-0.181212020560003" calcext:value-type="float">
            <text:p>-0.181212020560003</text:p>
          </table:table-cell>
          <table:table-cell office:value-type="float" office:value="-0.0938579144683569" calcext:value-type="float">
            <text:p>-0.093857914468357</text:p>
          </table:table-cell>
          <table:table-cell office:value-type="float" office:value="-0.2147381368642" calcext:value-type="float">
            <text:p>-0.2147381368642</text:p>
          </table:table-cell>
          <table:table-cell office:value-type="float" office:value="-0.0969197612474307" calcext:value-type="float">
            <text:p>-0.096919761247431</text:p>
          </table:table-cell>
          <table:table-cell office:value-type="float" office:value="-0.12376872935407" calcext:value-type="float">
            <text:p>-0.12376872935407</text:p>
          </table:table-cell>
          <table:table-cell office:value-type="float" office:value="0.17638808750621" calcext:value-type="float">
            <text:p>0.17638808750621</text:p>
          </table:table-cell>
          <table:table-cell office:value-type="float" office:value="0.269024420205975" calcext:value-type="float">
            <text:p>0.269024420205975</text:p>
          </table:table-cell>
          <table:table-cell office:value-type="float" office:value="0.243253180745185" calcext:value-type="float">
            <text:p>0.243253180745185</text:p>
          </table:table-cell>
          <table:table-cell office:value-type="float" office:value="-0.000934527494451301" calcext:value-type="float">
            <text:p>-0.000934527494451</text:p>
          </table:table-cell>
          <table:table-cell office:value-type="float" office:value="0.151450816637114" calcext:value-type="float">
            <text:p>0.151450816637114</text:p>
          </table:table-cell>
          <table:table-cell office:value-type="float" office:value="0.0304305610208202" calcext:value-type="float">
            <text:p>0.03043056102082</text:p>
          </table:table-cell>
          <table:table-cell office:value-type="float" office:value="0.0384887996782614" calcext:value-type="float">
            <text:p>0.038488799678261</text:p>
          </table:table-cell>
          <table:table-cell office:value-type="float" office:value="0.0583679181379899" calcext:value-type="float">
            <text:p>0.05836791813799</text:p>
          </table:table-cell>
          <table:table-cell office:value-type="float" office:value="0.00153411383409739" calcext:value-type="float">
            <text:p>0.001534113834097</text:p>
          </table:table-cell>
          <table:table-cell office:value-type="float" office:value="0.0774899779129225" calcext:value-type="float">
            <text:p>0.077489977912923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livingspace</text:p>
          </table:table-cell>
          <table:table-cell table:style-name="ce1" office:value-type="float" office:value="0.655383908506734" calcext:value-type="float">
            <text:p>0.6553839085067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47166064884525" calcext:value-type="float">
            <text:p>0.747166064884525</text:p>
          </table:table-cell>
          <table:table-cell table:style-name="ce1" office:value-type="float" office:value="-0.0709742244076931" calcext:value-type="float">
            <text:p>-0.070974224407693</text:p>
          </table:table-cell>
          <table:table-cell table:style-name="ce1" office:value-type="float" office:value="-0.161807267473074" calcext:value-type="float">
            <text:p>-0.161807267473074</text:p>
          </table:table-cell>
          <table:table-cell table:style-name="ce1" office:value-type="float" office:value="0.00727532007324926" calcext:value-type="float">
            <text:p>0.007275320073249</text:p>
          </table:table-cell>
          <table:table-cell table:style-name="ce1" office:value-type="float" office:value="0.229148747867934" calcext:value-type="float">
            <text:p>0.229148747867934</text:p>
          </table:table-cell>
          <table:table-cell table:style-name="ce1" office:value-type="float" office:value="0.0650641066881224" calcext:value-type="float">
            <text:p>0.065064106688122</text:p>
          </table:table-cell>
          <table:table-cell table:style-name="ce1" office:value-type="float" office:value="0.0402680716601214" calcext:value-type="float">
            <text:p>0.040268071660121</text:p>
          </table:table-cell>
          <table:table-cell table:style-name="ce1" office:value-type="float" office:value="0.0990873102107923" calcext:value-type="float">
            <text:p>0.099087310210792</text:p>
          </table:table-cell>
          <table:table-cell table:style-name="ce1" office:value-type="float" office:value="0.155184519495282" calcext:value-type="float">
            <text:p>0.155184519495282</text:p>
          </table:table-cell>
          <table:table-cell table:style-name="ce1" office:value-type="float" office:value="-0.214007875900252" calcext:value-type="float">
            <text:p>-0.214007875900252</text:p>
          </table:table-cell>
          <table:table-cell table:style-name="ce1" office:value-type="float" office:value="-0.0843070983252148" calcext:value-type="float">
            <text:p>-0.084307098325215</text:p>
          </table:table-cell>
          <table:table-cell table:style-name="ce1" office:value-type="float" office:value="-0.0474689816972399" calcext:value-type="float">
            <text:p>-0.04746898169724</text:p>
          </table:table-cell>
          <table:table-cell table:style-name="ce1" office:value-type="float" office:value="-0.0991913786495804" calcext:value-type="float">
            <text:p>-0.09919137864958</text:p>
          </table:table-cell>
          <table:table-cell table:style-name="ce1" office:value-type="float" office:value="-0.0332445726821473" calcext:value-type="float">
            <text:p>-0.033244572682147</text:p>
          </table:table-cell>
          <table:table-cell table:style-name="ce1" office:value-type="float" office:value="-0.0746316759208803" calcext:value-type="float">
            <text:p>-0.07463167592088</text:p>
          </table:table-cell>
          <table:table-cell table:style-name="ce1" office:value-type="float" office:value="0.0802066602398185" calcext:value-type="float">
            <text:p>0.080206660239819</text:p>
          </table:table-cell>
          <table:table-cell table:style-name="ce1" office:value-type="float" office:value="0.0535144693431136" calcext:value-type="float">
            <text:p>0.053514469343114</text:p>
          </table:table-cell>
          <table:table-cell table:style-name="ce1" office:value-type="float" office:value="0.0292108970919245" calcext:value-type="float">
            <text:p>0.029210897091925</text:p>
          </table:table-cell>
          <table:table-cell table:style-name="ce1" office:value-type="float" office:value="-0.00557981958978384" calcext:value-type="float">
            <text:p>-0.005579819589784</text:p>
          </table:table-cell>
          <table:table-cell table:style-name="ce1" office:value-type="float" office:value="0.0254375584918455" calcext:value-type="float">
            <text:p>0.025437558491846</text:p>
          </table:table-cell>
          <table:table-cell table:style-name="ce1" office:value-type="float" office:value="0.0523493235477851" calcext:value-type="float">
            <text:p>0.052349323547785</text:p>
          </table:table-cell>
          <table:table-cell table:style-name="ce1" office:value-type="float" office:value="0.0495281971507953" calcext:value-type="float">
            <text:p>0.049528197150795</text:p>
          </table:table-cell>
          <table:table-cell table:style-name="ce1" office:value-type="float" office:value="0.125975171735636" calcext:value-type="float">
            <text:p>0.125975171735636</text:p>
          </table:table-cell>
          <table:table-cell table:style-name="ce1" office:value-type="float" office:value="0.00618376908149422" calcext:value-type="float">
            <text:p>0.006183769081494</text:p>
          </table:table-cell>
          <table:table-cell table:style-name="ce1" office:value-type="float" office:value="0.0614763792737409" calcext:value-type="float">
            <text:p>0.061476379273741</text:p>
          </table:table-cell>
          <table:table-cell table:style-name="ce1" table:number-columns-repeated="996"/>
        </table:table-row>
        <table:table-row table:style-name="ro1">
          <table:table-cell table:style-name="ce1" office:value-type="string" calcext:value-type="string">
            <text:p>ost</text:p>
          </table:table-cell>
          <table:table-cell table:style-name="ce1" office:value-type="float" office:value="-0.450290145278863" calcext:value-type="float">
            <text:p>-0.450290145278863</text:p>
          </table:table-cell>
          <table:table-cell table:style-name="ce1" office:value-type="float" office:value="-0.214007875900252" calcext:value-type="float">
            <text:p>-0.214007875900252</text:p>
          </table:table-cell>
          <table:table-cell table:style-name="ce1" office:value-type="float" office:value="-0.068921538858648" calcext:value-type="float">
            <text:p>-0.068921538858648</text:p>
          </table:table-cell>
          <table:table-cell table:style-name="ce1" office:value-type="float" office:value="0.136135445217895" calcext:value-type="float">
            <text:p>0.136135445217895</text:p>
          </table:table-cell>
          <table:table-cell table:style-name="ce1" office:value-type="float" office:value="0.784933045775969" calcext:value-type="float">
            <text:p>0.784933045775969</text:p>
          </table:table-cell>
          <table:table-cell table:style-name="ce1" office:value-type="float" office:value="0.0120333292513797" calcext:value-type="float">
            <text:p>0.01203332925138</text:p>
          </table:table-cell>
          <table:table-cell table:style-name="ce1" office:value-type="float" office:value="-0.124272516698064" calcext:value-type="float">
            <text:p>-0.124272516698064</text:p>
          </table:table-cell>
          <table:table-cell table:style-name="ce1" office:value-type="float" office:value="-0.250025295959668" calcext:value-type="float">
            <text:p>-0.250025295959668</text:p>
          </table:table-cell>
          <table:table-cell table:style-name="ce1" office:value-type="float" office:value="0.174548124834672" calcext:value-type="float">
            <text:p>0.174548124834672</text:p>
          </table:table-cell>
          <table:table-cell table:style-name="ce1" office:value-type="float" office:value="0.00187263545875031" calcext:value-type="float">
            <text:p>0.00187263545875</text:p>
          </table:table-cell>
          <table:table-cell table:style-name="ce1" office:value-type="float" office:value="-0.324334494723886" calcext:value-type="float">
            <text:p>-0.3243344947238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23635013768235" calcext:value-type="float">
            <text:p>0.323635013768235</text:p>
          </table:table-cell>
          <table:table-cell table:style-name="ce1" office:value-type="float" office:value="0.239469360308086" calcext:value-type="float">
            <text:p>0.239469360308086</text:p>
          </table:table-cell>
          <table:table-cell table:style-name="ce1" office:value-type="float" office:value="0.532842084461049" calcext:value-type="float">
            <text:p>0.532842084461049</text:p>
          </table:table-cell>
          <table:table-cell table:style-name="ce1" office:value-type="float" office:value="0.214691809360359" calcext:value-type="float">
            <text:p>0.214691809360359</text:p>
          </table:table-cell>
          <table:table-cell table:style-name="ce1" office:value-type="float" office:value="0.246578710129719" calcext:value-type="float">
            <text:p>0.246578710129719</text:p>
          </table:table-cell>
          <table:table-cell table:style-name="ce1" office:value-type="float" office:value="-0.176173746377466" calcext:value-type="float">
            <text:p>-0.176173746377466</text:p>
          </table:table-cell>
          <table:table-cell table:style-name="ce1" office:value-type="float" office:value="-0.227341042788178" calcext:value-type="float">
            <text:p>-0.227341042788178</text:p>
          </table:table-cell>
          <table:table-cell table:style-name="ce1" office:value-type="float" office:value="-0.181098199287757" calcext:value-type="float">
            <text:p>-0.181098199287757</text:p>
          </table:table-cell>
          <table:table-cell table:style-name="ce1" office:value-type="float" office:value="-0.104036577466045" calcext:value-type="float">
            <text:p>-0.104036577466045</text:p>
          </table:table-cell>
          <table:table-cell table:style-name="ce1" office:value-type="float" office:value="-0.107081867491847" calcext:value-type="float">
            <text:p>-0.107081867491847</text:p>
          </table:table-cell>
          <table:table-cell table:style-name="ce1" office:value-type="float" office:value="-0.237421149886367" calcext:value-type="float">
            <text:p>-0.237421149886367</text:p>
          </table:table-cell>
          <table:table-cell table:style-name="ce1" office:value-type="float" office:value="-0.505761253643407" calcext:value-type="float">
            <text:p>-0.505761253643407</text:p>
          </table:table-cell>
          <table:table-cell table:style-name="ce1" office:value-type="float" office:value="-0.206666622303369" calcext:value-type="float">
            <text:p>-0.206666622303369</text:p>
          </table:table-cell>
          <table:table-cell table:style-name="ce1" office:value-type="float" office:value="-0.0529193301655766" calcext:value-type="float">
            <text:p>-0.052919330165577</text:p>
          </table:table-cell>
          <table:table-cell table:style-name="ce1" office:value-type="float" office:value="-0.241459039518683" calcext:value-type="float">
            <text:p>-0.241459039518683</text:p>
          </table:table-cell>
          <table:table-cell table:style-name="ce1" table:number-columns-repeated="996"/>
        </table:table-row>
        <table:table-row table:style-name="ro1">
          <table:table-cell office:value-type="string" calcext:value-type="string">
            <text:p>NoOfRooms</text:p>
          </table:table-cell>
          <table:table-cell office:value-type="float" office:value="0.359707369198893" calcext:value-type="float">
            <text:p>0.359707369198893</text:p>
          </table:table-cell>
          <table:table-cell office:value-type="float" office:value="0.747166064884525" calcext:value-type="float">
            <text:p>0.747166064884525</text:p>
          </table:table-cell>
          <table:table-cell office:value-type="float" office:value="1" calcext:value-type="float">
            <text:p>1</text:p>
          </table:table-cell>
          <table:table-cell office:value-type="float" office:value="0.021570247660767" calcext:value-type="float">
            <text:p>0.021570247660767</text:p>
          </table:table-cell>
          <table:table-cell office:value-type="float" office:value="-0.0735669309390168" calcext:value-type="float">
            <text:p>-0.073566930939017</text:p>
          </table:table-cell>
          <table:table-cell office:value-type="float" office:value="0.00862379054556043" calcext:value-type="float">
            <text:p>0.00862379054556</text:p>
          </table:table-cell>
          <table:table-cell office:value-type="float" office:value="0.173559229811594" calcext:value-type="float">
            <text:p>0.173559229811594</text:p>
          </table:table-cell>
          <table:table-cell office:value-type="float" office:value="-0.0713909754323998" calcext:value-type="float">
            <text:p>-0.0713909754324</text:p>
          </table:table-cell>
          <table:table-cell office:value-type="float" office:value="0.0279653109078022" calcext:value-type="float">
            <text:p>0.027965310907802</text:p>
          </table:table-cell>
          <table:table-cell office:value-type="float" office:value="0.0528406408064237" calcext:value-type="float">
            <text:p>0.052840640806424</text:p>
          </table:table-cell>
          <table:table-cell office:value-type="float" office:value="0.0554042340815803" calcext:value-type="float">
            <text:p>0.05540423408158</text:p>
          </table:table-cell>
          <table:table-cell office:value-type="float" office:value="-0.068921538858648" calcext:value-type="float">
            <text:p>-0.068921538858648</text:p>
          </table:table-cell>
          <table:table-cell office:value-type="float" office:value="-0.00626303750056001" calcext:value-type="float">
            <text:p>-0.00626303750056</text:p>
          </table:table-cell>
          <table:table-cell office:value-type="float" office:value="0.00512341851987983" calcext:value-type="float">
            <text:p>0.00512341851988</text:p>
          </table:table-cell>
          <table:table-cell office:value-type="float" office:value="-0.0780613245265642" calcext:value-type="float">
            <text:p>-0.078061324526564</text:p>
          </table:table-cell>
          <table:table-cell office:value-type="float" office:value="-0.00450831547740558" calcext:value-type="float">
            <text:p>-0.004508315477406</text:p>
          </table:table-cell>
          <table:table-cell office:value-type="float" office:value="0.00453679578013664" calcext:value-type="float">
            <text:p>0.004536795780137</text:p>
          </table:table-cell>
          <table:table-cell office:value-type="float" office:value="0.0334829376364218" calcext:value-type="float">
            <text:p>0.033482937636422</text:p>
          </table:table-cell>
          <table:table-cell office:value-type="float" office:value="-0.00795214522594723" calcext:value-type="float">
            <text:p>-0.007952145225947</text:p>
          </table:table-cell>
          <table:table-cell office:value-type="float" office:value="-0.0374996768342399" calcext:value-type="float">
            <text:p>-0.03749967683424</text:p>
          </table:table-cell>
          <table:table-cell office:value-type="float" office:value="-0.00387915741815134" calcext:value-type="float">
            <text:p>-0.003879157418151</text:p>
          </table:table-cell>
          <table:table-cell office:value-type="float" office:value="-0.00487571147804247" calcext:value-type="float">
            <text:p>-0.004875711478042</text:p>
          </table:table-cell>
          <table:table-cell office:value-type="float" office:value="0.0333905960094895" calcext:value-type="float">
            <text:p>0.03339059600949</text:p>
          </table:table-cell>
          <table:table-cell office:value-type="float" office:value="0.0271348686168979" calcext:value-type="float">
            <text:p>0.027134868616898</text:p>
          </table:table-cell>
          <table:table-cell office:value-type="float" office:value="0.0605485714274974" calcext:value-type="float">
            <text:p>0.060548571427497</text:p>
          </table:table-cell>
          <table:table-cell office:value-type="float" office:value="-0.00433993497592146" calcext:value-type="float">
            <text:p>-0.004339934975921</text:p>
          </table:table-cell>
          <table:table-cell office:value-type="float" office:value="0.0469846062333366" calcext:value-type="float">
            <text:p>0.046984606233337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dum_builtinkitchen</text:p>
          </table:table-cell>
          <table:table-cell table:style-name="ce1" office:value-type="float" office:value="0.300141200336277" calcext:value-type="float">
            <text:p>0.300141200336277</text:p>
          </table:table-cell>
          <table:table-cell table:style-name="ce1" office:value-type="float" office:value="0.0650641066881224" calcext:value-type="float">
            <text:p>0.065064106688122</text:p>
          </table:table-cell>
          <table:table-cell table:style-name="ce1" office:value-type="float" office:value="-0.0713909754323998" calcext:value-type="float">
            <text:p>-0.0713909754324</text:p>
          </table:table-cell>
          <table:table-cell table:style-name="ce1" office:value-type="float" office:value="0.0189980124719027" calcext:value-type="float">
            <text:p>0.018998012471903</text:p>
          </table:table-cell>
          <table:table-cell table:style-name="ce1" office:value-type="float" office:value="-0.0959778226225037" calcext:value-type="float">
            <text:p>-0.095977822622504</text:p>
          </table:table-cell>
          <table:table-cell table:style-name="ce1" office:value-type="float" office:value="-0.00545006095243429" calcext:value-type="float">
            <text:p>-0.005450060952434</text:p>
          </table:table-cell>
          <table:table-cell table:style-name="ce1" office:value-type="float" office:value="0.0725338371186821" calcext:value-type="float">
            <text:p>0.0725338371186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0293389320283953" calcext:value-type="float">
            <text:p>-0.029338932028395</text:p>
          </table:table-cell>
          <table:table-cell table:style-name="ce1" office:value-type="float" office:value="0.0915615453373334" calcext:value-type="float">
            <text:p>0.091561545337333</text:p>
          </table:table-cell>
          <table:table-cell table:style-name="ce1" office:value-type="float" office:value="0.267199235603054" calcext:value-type="float">
            <text:p>0.267199235603054</text:p>
          </table:table-cell>
          <table:table-cell table:style-name="ce1" office:value-type="float" office:value="-0.250025295959668" calcext:value-type="float">
            <text:p>-0.250025295959668</text:p>
          </table:table-cell>
          <table:table-cell table:style-name="ce1" office:value-type="float" office:value="-0.112480508734635" calcext:value-type="float">
            <text:p>-0.112480508734635</text:p>
          </table:table-cell>
          <table:table-cell table:style-name="ce1" office:value-type="float" office:value="-0.0808269296707192" calcext:value-type="float">
            <text:p>-0.080826929670719</text:p>
          </table:table-cell>
          <table:table-cell table:style-name="ce1" office:value-type="float" office:value="-0.12612131282071" calcext:value-type="float">
            <text:p>-0.12612131282071</text:p>
          </table:table-cell>
          <table:table-cell table:style-name="ce1" office:value-type="float" office:value="-0.0645186981148484" calcext:value-type="float">
            <text:p>-0.064518698114848</text:p>
          </table:table-cell>
          <table:table-cell table:style-name="ce1" office:value-type="float" office:value="-0.00444191954400638" calcext:value-type="float">
            <text:p>-0.004441919544006</text:p>
          </table:table-cell>
          <table:table-cell table:style-name="ce1" office:value-type="float" office:value="0.122522230357443" calcext:value-type="float">
            <text:p>0.122522230357443</text:p>
          </table:table-cell>
          <table:table-cell table:style-name="ce1" office:value-type="float" office:value="0.109829866251454" calcext:value-type="float">
            <text:p>0.109829866251454</text:p>
          </table:table-cell>
          <table:table-cell table:style-name="ce1" office:value-type="float" office:value="0.0988840699097745" calcext:value-type="float">
            <text:p>0.098884069909775</text:p>
          </table:table-cell>
          <table:table-cell table:style-name="ce1" office:value-type="float" office:value="0.0150245195552327" calcext:value-type="float">
            <text:p>0.015024519555233</text:p>
          </table:table-cell>
          <table:table-cell table:style-name="ce1" office:value-type="float" office:value="0.116145120132583" calcext:value-type="float">
            <text:p>0.116145120132583</text:p>
          </table:table-cell>
          <table:table-cell table:style-name="ce1" office:value-type="float" office:value="0.0699044076872858" calcext:value-type="float">
            <text:p>0.069904407687286</text:p>
          </table:table-cell>
          <table:table-cell table:style-name="ce1" office:value-type="float" office:value="-0.105873362662306" calcext:value-type="float">
            <text:p>-0.105873362662306</text:p>
          </table:table-cell>
          <table:table-cell table:style-name="ce1" office:value-type="float" office:value="0.0593087961787345" calcext:value-type="float">
            <text:p>0.059308796178735</text:p>
          </table:table-cell>
          <table:table-cell table:style-name="ce1" office:value-type="float" office:value="0.00280621063383022" calcext:value-type="float">
            <text:p>0.00280621063383</text:p>
          </table:table-cell>
          <table:table-cell table:style-name="ce1" office:value-type="float" office:value="0.231567005101768" calcext:value-type="float">
            <text:p>0.231567005101768</text:p>
          </table:table-cell>
          <table:table-cell table:style-name="ce1" table:number-columns-repeated="996"/>
        </table:table-row>
        <table:table-row table:style-name="ro1">
          <table:table-cell table:style-name="ce1" office:value-type="string" calcext:value-type="string">
            <text:p>bayern</text:p>
          </table:table-cell>
          <table:table-cell table:style-name="ce1" office:value-type="float" office:value="0.269024420205975" calcext:value-type="float">
            <text:p>0.269024420205975</text:p>
          </table:table-cell>
          <table:table-cell table:style-name="ce1" office:value-type="float" office:value="0.0535144693431136" calcext:value-type="float">
            <text:p>0.053514469343114</text:p>
          </table:table-cell>
          <table:table-cell table:style-name="ce1" office:value-type="float" office:value="-0.00795214522594723" calcext:value-type="float">
            <text:p>-0.007952145225947</text:p>
          </table:table-cell>
          <table:table-cell table:style-name="ce1" office:value-type="float" office:value="-0.439432273328985" calcext:value-type="float">
            <text:p>-0.439432273328985</text:p>
          </table:table-cell>
          <table:table-cell table:style-name="ce1" office:value-type="float" office:value="0.0493491292306651" calcext:value-type="float">
            <text:p>0.049349129230665</text:p>
          </table:table-cell>
          <table:table-cell table:style-name="ce1" office:value-type="float" office:value="-0.0000585081405522793" calcext:value-type="float">
            <text:p>-5.85081405522793E-05</text:p>
          </table:table-cell>
          <table:table-cell table:style-name="ce1" office:value-type="float" office:value="0.0703009908963109" calcext:value-type="float">
            <text:p>0.070300990896311</text:p>
          </table:table-cell>
          <table:table-cell table:style-name="ce1" office:value-type="float" office:value="0.109829866251454" calcext:value-type="float">
            <text:p>0.109829866251454</text:p>
          </table:table-cell>
          <table:table-cell table:style-name="ce1" office:value-type="float" office:value="0.00555837216279855" calcext:value-type="float">
            <text:p>0.005558372162799</text:p>
          </table:table-cell>
          <table:table-cell table:style-name="ce1" office:value-type="float" office:value="0.020715621972282" calcext:value-type="float">
            <text:p>0.020715621972282</text:p>
          </table:table-cell>
          <table:table-cell table:style-name="ce1" office:value-type="float" office:value="0.172623192593642" calcext:value-type="float">
            <text:p>0.172623192593642</text:p>
          </table:table-cell>
          <table:table-cell table:style-name="ce1" office:value-type="float" office:value="-0.227341042788178" calcext:value-type="float">
            <text:p>-0.227341042788178</text:p>
          </table:table-cell>
          <table:table-cell table:style-name="ce1" office:value-type="float" office:value="-0.0735755215128369" calcext:value-type="float">
            <text:p>-0.073575521512837</text:p>
          </table:table-cell>
          <table:table-cell table:style-name="ce1" office:value-type="float" office:value="-0.0544412140882582" calcext:value-type="float">
            <text:p>-0.054441214088258</text:p>
          </table:table-cell>
          <table:table-cell table:style-name="ce1" office:value-type="float" office:value="-0.121136875122801" calcext:value-type="float">
            <text:p>-0.121136875122801</text:p>
          </table:table-cell>
          <table:table-cell table:style-name="ce1" office:value-type="float" office:value="-0.0488082598180647" calcext:value-type="float">
            <text:p>-0.048808259818065</text:p>
          </table:table-cell>
          <table:table-cell table:style-name="ce1" office:value-type="float" office:value="-0.0560574610902541" calcext:value-type="float">
            <text:p>-0.056057461090254</text:p>
          </table:table-cell>
          <table:table-cell table:style-name="ce1" office:value-type="float" office:value="-0.0342002895192384" calcext:value-type="float">
            <text:p>-0.0342002895192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0351562646217656" calcext:value-type="float">
            <text:p>-0.035156264621766</text:p>
          </table:table-cell>
          <table:table-cell table:style-name="ce1" office:value-type="float" office:value="-0.0201964318923317" calcext:value-type="float">
            <text:p>-0.020196431892332</text:p>
          </table:table-cell>
          <table:table-cell table:style-name="ce1" office:value-type="float" office:value="-0.0207876085159434" calcext:value-type="float">
            <text:p>-0.020787608515943</text:p>
          </table:table-cell>
          <table:table-cell table:style-name="ce1" office:value-type="float" office:value="-0.0460901367602571" calcext:value-type="float">
            <text:p>-0.046090136760257</text:p>
          </table:table-cell>
          <table:table-cell table:style-name="ce1" office:value-type="float" office:value="-0.0981825138982791" calcext:value-type="float">
            <text:p>-0.098182513898279</text:p>
          </table:table-cell>
          <table:table-cell table:style-name="ce1" office:value-type="float" office:value="-0.040119816159182" calcext:value-type="float">
            <text:p>-0.040119816159182</text:p>
          </table:table-cell>
          <table:table-cell table:style-name="ce1" office:value-type="float" office:value="-0.0102731334835165" calcext:value-type="float">
            <text:p>-0.010273133483517</text:p>
          </table:table-cell>
          <table:table-cell table:style-name="ce1" office:value-type="float" office:value="-0.0468740049432952" calcext:value-type="float">
            <text:p>-0.046874004943295</text:p>
          </table:table-cell>
          <table:table-cell table:style-name="ce1" table:number-columns-repeated="996"/>
        </table:table-row>
        <table:table-row table:style-name="ro1">
          <table:table-cell office:value-type="string" calcext:value-type="string">
            <text:p>dum_balcony</text:p>
          </table:table-cell>
          <table:table-cell office:value-type="float" office:value="0.256623145914915" calcext:value-type="float">
            <text:p>0.256623145914915</text:p>
          </table:table-cell>
          <table:table-cell office:value-type="float" office:value="0.229148747867934" calcext:value-type="float">
            <text:p>0.229148747867934</text:p>
          </table:table-cell>
          <table:table-cell office:value-type="float" office:value="0.173559229811594" calcext:value-type="float">
            <text:p>0.173559229811594</text:p>
          </table:table-cell>
          <table:table-cell office:value-type="float" office:value="-0.0454438343529518" calcext:value-type="float">
            <text:p>-0.045443834352952</text:p>
          </table:table-cell>
          <table:table-cell office:value-type="float" office:value="-0.0740633050732378" calcext:value-type="float">
            <text:p>-0.074063305073238</text:p>
          </table:table-cell>
          <table:table-cell office:value-type="float" office:value="-0.00730805863912422" calcext:value-type="float">
            <text:p>-0.007308058639124</text:p>
          </table:table-cell>
          <table:table-cell office:value-type="float" office:value="1" calcext:value-type="float">
            <text:p>1</text:p>
          </table:table-cell>
          <table:table-cell office:value-type="float" office:value="0.0725338371186821" calcext:value-type="float">
            <text:p>0.072533837118682</text:p>
          </table:table-cell>
          <table:table-cell office:value-type="float" office:value="0.121193831379766" calcext:value-type="float">
            <text:p>0.121193831379766</text:p>
          </table:table-cell>
          <table:table-cell office:value-type="float" office:value="-0.00868875152783912" calcext:value-type="float">
            <text:p>-0.008688751527839</text:p>
          </table:table-cell>
          <table:table-cell office:value-type="float" office:value="0.0623225295376743" calcext:value-type="float">
            <text:p>0.062322529537674</text:p>
          </table:table-cell>
          <table:table-cell office:value-type="float" office:value="-0.124272516698064" calcext:value-type="float">
            <text:p>-0.124272516698064</text:p>
          </table:table-cell>
          <table:table-cell office:value-type="float" office:value="-0.0316880472787556" calcext:value-type="float">
            <text:p>-0.031688047278756</text:p>
          </table:table-cell>
          <table:table-cell office:value-type="float" office:value="-0.0323039851070978" calcext:value-type="float">
            <text:p>-0.032303985107098</text:p>
          </table:table-cell>
          <table:table-cell office:value-type="float" office:value="-0.0749861168847292" calcext:value-type="float">
            <text:p>-0.074986116884729</text:p>
          </table:table-cell>
          <table:table-cell office:value-type="float" office:value="-0.0175642393907378" calcext:value-type="float">
            <text:p>-0.017564239390738</text:p>
          </table:table-cell>
          <table:table-cell office:value-type="float" office:value="-0.0316803530709465" calcext:value-type="float">
            <text:p>-0.031680353070947</text:p>
          </table:table-cell>
          <table:table-cell office:value-type="float" office:value="0.0510117212188354" calcext:value-type="float">
            <text:p>0.051011721218835</text:p>
          </table:table-cell>
          <table:table-cell office:value-type="float" office:value="0.0703009908963109" calcext:value-type="float">
            <text:p>0.070300990896311</text:p>
          </table:table-cell>
          <table:table-cell office:value-type="float" office:value="0.0398520575656933" calcext:value-type="float">
            <text:p>0.039852057565693</text:p>
          </table:table-cell>
          <table:table-cell office:value-type="float" office:value="-0.0182967971621654" calcext:value-type="float">
            <text:p>-0.018296797162165</text:p>
          </table:table-cell>
          <table:table-cell office:value-type="float" office:value="0.0243365167444539" calcext:value-type="float">
            <text:p>0.024336516744454</text:p>
          </table:table-cell>
          <table:table-cell office:value-type="float" office:value="0.0264515749134377" calcext:value-type="float">
            <text:p>0.026451574913438</text:p>
          </table:table-cell>
          <table:table-cell office:value-type="float" office:value="0.0149020878162787" calcext:value-type="float">
            <text:p>0.014902087816279</text:p>
          </table:table-cell>
          <table:table-cell office:value-type="float" office:value="0.0362491583336806" calcext:value-type="float">
            <text:p>0.036249158333681</text:p>
          </table:table-cell>
          <table:table-cell office:value-type="float" office:value="-0.000475108569366349" calcext:value-type="float">
            <text:p>-0.000475108569366</text:p>
          </table:table-cell>
          <table:table-cell office:value-type="float" office:value="0.0433191873037678" calcext:value-type="float">
            <text:p>0.043319187303768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berlin</text:p>
          </table:table-cell>
          <table:table-cell table:style-name="ce1" office:value-type="float" office:value="0.243253180745185" calcext:value-type="float">
            <text:p>0.243253180745185</text:p>
          </table:table-cell>
          <table:table-cell table:style-name="ce1" office:value-type="float" office:value="0.0292108970919245" calcext:value-type="float">
            <text:p>0.029210897091925</text:p>
          </table:table-cell>
          <table:table-cell table:style-name="ce1" office:value-type="float" office:value="-0.0374996768342399" calcext:value-type="float">
            <text:p>-0.03749967683424</text:p>
          </table:table-cell>
          <table:table-cell table:style-name="ce1" office:value-type="float" office:value="0.124898853510463" calcext:value-type="float">
            <text:p>0.124898853510463</text:p>
          </table:table-cell>
          <table:table-cell table:style-name="ce1" office:value-type="float" office:value="0.17670962917263" calcext:value-type="float">
            <text:p>0.17670962917263</text:p>
          </table:table-cell>
          <table:table-cell table:style-name="ce1" office:value-type="float" office:value="-0.00558137166167034" calcext:value-type="float">
            <text:p>-0.00558137166167</text:p>
          </table:table-cell>
          <table:table-cell table:style-name="ce1" office:value-type="float" office:value="0.0398520575656933" calcext:value-type="float">
            <text:p>0.039852057565693</text:p>
          </table:table-cell>
          <table:table-cell table:style-name="ce1" office:value-type="float" office:value="0.0988840699097745" calcext:value-type="float">
            <text:p>0.098884069909775</text:p>
          </table:table-cell>
          <table:table-cell table:style-name="ce1" office:value-type="float" office:value="-0.00124575341055436" calcext:value-type="float">
            <text:p>-0.001245753410554</text:p>
          </table:table-cell>
          <table:table-cell table:style-name="ce1" office:value-type="float" office:value="-0.0185399442246929" calcext:value-type="float">
            <text:p>-0.018539944224693</text:p>
          </table:table-cell>
          <table:table-cell table:style-name="ce1" office:value-type="float" office:value="-0.0102973891089479" calcext:value-type="float">
            <text:p>-0.010297389108948</text:p>
          </table:table-cell>
          <table:table-cell table:style-name="ce1" office:value-type="float" office:value="-0.181098199287757" calcext:value-type="float">
            <text:p>-0.181098199287757</text:p>
          </table:table-cell>
          <table:table-cell table:style-name="ce1" office:value-type="float" office:value="-0.058609718219896" calcext:value-type="float">
            <text:p>-0.058609718219896</text:p>
          </table:table-cell>
          <table:table-cell table:style-name="ce1" office:value-type="float" office:value="-0.0433674699363855" calcext:value-type="float">
            <text:p>-0.043367469936386</text:p>
          </table:table-cell>
          <table:table-cell table:style-name="ce1" office:value-type="float" office:value="-0.0964967420006311" calcext:value-type="float">
            <text:p>-0.096496742000631</text:p>
          </table:table-cell>
          <table:table-cell table:style-name="ce1" office:value-type="float" office:value="-0.0388803000769915" calcext:value-type="float">
            <text:p>-0.038880300076992</text:p>
          </table:table-cell>
          <table:table-cell table:style-name="ce1" office:value-type="float" office:value="-0.04465496038719" calcext:value-type="float">
            <text:p>-0.04465496038719</text:p>
          </table:table-cell>
          <table:table-cell table:style-name="ce1" office:value-type="float" office:value="-0.0272436985908649" calcext:value-type="float">
            <text:p>-0.027243698590865</text:p>
          </table:table-cell>
          <table:table-cell table:style-name="ce1" office:value-type="float" office:value="-0.0351562646217656" calcext:value-type="float">
            <text:p>-0.0351562646217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0160883288071612" calcext:value-type="float">
            <text:p>-0.016088328807161</text:p>
          </table:table-cell>
          <table:table-cell table:style-name="ce1" office:value-type="float" office:value="-0.0165592557488347" calcext:value-type="float">
            <text:p>-0.016559255748835</text:p>
          </table:table-cell>
          <table:table-cell table:style-name="ce1" office:value-type="float" office:value="-0.0367150632804394" calcext:value-type="float">
            <text:p>-0.03671506328044</text:p>
          </table:table-cell>
          <table:table-cell table:style-name="ce1" office:value-type="float" office:value="-0.0782114670120981" calcext:value-type="float">
            <text:p>-0.078211467012098</text:p>
          </table:table-cell>
          <table:table-cell table:style-name="ce1" office:value-type="float" office:value="-0.0319591498880973" calcext:value-type="float">
            <text:p>-0.031959149888097</text:p>
          </table:table-cell>
          <table:table-cell table:style-name="ce1" office:value-type="float" office:value="-0.00818350242477352" calcext:value-type="float">
            <text:p>-0.008183502424774</text:p>
          </table:table-cell>
          <table:table-cell table:style-name="ce1" office:value-type="float" office:value="-0.0373394868983052" calcext:value-type="float">
            <text:p>-0.037339486898305</text:p>
          </table:table-cell>
          <table:table-cell table:style-name="ce1" table:number-columns-repeated="996"/>
        </table:table-row>
        <table:table-row table:style-name="ro1">
          <table:table-cell office:value-type="string" calcext:value-type="string">
            <text:p>dum_privateoffer</text:p>
          </table:table-cell>
          <table:table-cell office:value-type="float" office:value="0.234671793016104" calcext:value-type="float">
            <text:p>0.234671793016104</text:p>
          </table:table-cell>
          <table:table-cell office:value-type="float" office:value="0.155184519495282" calcext:value-type="float">
            <text:p>0.155184519495282</text:p>
          </table:table-cell>
          <table:table-cell office:value-type="float" office:value="0.0554042340815803" calcext:value-type="float">
            <text:p>0.05540423408158</text:p>
          </table:table-cell>
          <table:table-cell office:value-type="float" office:value="-0.199129410471474" calcext:value-type="float">
            <text:p>-0.199129410471474</text:p>
          </table:table-cell>
          <table:table-cell office:value-type="float" office:value="-0.262029677728379" calcext:value-type="float">
            <text:p>-0.262029677728379</text:p>
          </table:table-cell>
          <table:table-cell office:value-type="float" office:value="0.0118709625719147" calcext:value-type="float">
            <text:p>0.011870962571915</text:p>
          </table:table-cell>
          <table:table-cell office:value-type="float" office:value="0.0623225295376743" calcext:value-type="float">
            <text:p>0.062322529537674</text:p>
          </table:table-cell>
          <table:table-cell office:value-type="float" office:value="0.267199235603054" calcext:value-type="float">
            <text:p>0.267199235603054</text:p>
          </table:table-cell>
          <table:table-cell office:value-type="float" office:value="-0.0826877586233162" calcext:value-type="float">
            <text:p>-0.082687758623316</text:p>
          </table:table-cell>
          <table:table-cell office:value-type="float" office:value="0.162558551664048" calcext:value-type="float">
            <text:p>0.162558551664048</text:p>
          </table:table-cell>
          <table:table-cell office:value-type="float" office:value="1" calcext:value-type="float">
            <text:p>1</text:p>
          </table:table-cell>
          <table:table-cell office:value-type="float" office:value="-0.324334494723886" calcext:value-type="float">
            <text:p>-0.324334494723886</text:p>
          </table:table-cell>
          <table:table-cell office:value-type="float" office:value="-0.112834408395103" calcext:value-type="float">
            <text:p>-0.112834408395103</text:p>
          </table:table-cell>
          <table:table-cell office:value-type="float" office:value="-0.0641076724807277" calcext:value-type="float">
            <text:p>-0.064107672480728</text:p>
          </table:table-cell>
          <table:table-cell office:value-type="float" office:value="-0.198072193022224" calcext:value-type="float">
            <text:p>-0.198072193022224</text:p>
          </table:table-cell>
          <table:table-cell office:value-type="float" office:value="-0.0391150728325956" calcext:value-type="float">
            <text:p>-0.039115072832596</text:p>
          </table:table-cell>
          <table:table-cell office:value-type="float" office:value="-0.0664746009829725" calcext:value-type="float">
            <text:p>-0.066474600982973</text:p>
          </table:table-cell>
          <table:table-cell office:value-type="float" office:value="0.170623073078992" calcext:value-type="float">
            <text:p>0.170623073078992</text:p>
          </table:table-cell>
          <table:table-cell office:value-type="float" office:value="0.172623192593642" calcext:value-type="float">
            <text:p>0.172623192593642</text:p>
          </table:table-cell>
          <table:table-cell office:value-type="float" office:value="-0.0102973891089479" calcext:value-type="float">
            <text:p>-0.010297389108948</text:p>
          </table:table-cell>
          <table:table-cell office:value-type="float" office:value="-0.0173333289389415" calcext:value-type="float">
            <text:p>-0.017333328938942</text:p>
          </table:table-cell>
          <table:table-cell office:value-type="float" office:value="0.0173727478537391" calcext:value-type="float">
            <text:p>0.017372747853739</text:p>
          </table:table-cell>
          <table:table-cell office:value-type="float" office:value="0.0306477857824761" calcext:value-type="float">
            <text:p>0.030647785782476</text:p>
          </table:table-cell>
          <table:table-cell office:value-type="float" office:value="0.102390508388844" calcext:value-type="float">
            <text:p>0.102390508388844</text:p>
          </table:table-cell>
          <table:table-cell office:value-type="float" office:value="0.172986181187009" calcext:value-type="float">
            <text:p>0.172986181187009</text:p>
          </table:table-cell>
          <table:table-cell office:value-type="float" office:value="0.0264102310706426" calcext:value-type="float">
            <text:p>0.026410231070643</text:p>
          </table:table-cell>
          <table:table-cell office:value-type="float" office:value="0.0157987880493828" calcext:value-type="float">
            <text:p>0.01579878804938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on</text:p>
          </table:table-cell>
          <table:table-cell office:value-type="float" office:value="-0.219834098046907" calcext:value-type="float">
            <text:p>-0.219834098046907</text:p>
          </table:table-cell>
          <table:table-cell office:value-type="float" office:value="-0.161807267473074" calcext:value-type="float">
            <text:p>-0.161807267473074</text:p>
          </table:table-cell>
          <table:table-cell office:value-type="float" office:value="-0.0735669309390168" calcext:value-type="float">
            <text:p>-0.073566930939017</text:p>
          </table:table-cell>
          <table:table-cell office:value-type="float" office:value="0.140789333653456" calcext:value-type="float">
            <text:p>0.140789333653456</text:p>
          </table:table-cell>
          <table:table-cell office:value-type="float" office:value="1" calcext:value-type="float">
            <text:p>1</text:p>
          </table:table-cell>
          <table:table-cell office:value-type="float" office:value="0.00781740694415207" calcext:value-type="float">
            <text:p>0.007817406944152</text:p>
          </table:table-cell>
          <table:table-cell office:value-type="float" office:value="-0.0740633050732378" calcext:value-type="float">
            <text:p>-0.074063305073238</text:p>
          </table:table-cell>
          <table:table-cell office:value-type="float" office:value="-0.0959778226225037" calcext:value-type="float">
            <text:p>-0.095977822622504</text:p>
          </table:table-cell>
          <table:table-cell office:value-type="float" office:value="0.188215358864364" calcext:value-type="float">
            <text:p>0.188215358864364</text:p>
          </table:table-cell>
          <table:table-cell office:value-type="float" office:value="0.0154098897296838" calcext:value-type="float">
            <text:p>0.015409889729684</text:p>
          </table:table-cell>
          <table:table-cell office:value-type="float" office:value="-0.262029677728379" calcext:value-type="float">
            <text:p>-0.262029677728379</text:p>
          </table:table-cell>
          <table:table-cell office:value-type="float" office:value="0.784933045775969" calcext:value-type="float">
            <text:p>0.784933045775969</text:p>
          </table:table-cell>
          <table:table-cell office:value-type="float" office:value="0.133567056970007" calcext:value-type="float">
            <text:p>0.133567056970007</text:p>
          </table:table-cell>
          <table:table-cell office:value-type="float" office:value="0.30046754441868" calcext:value-type="float">
            <text:p>0.30046754441868</text:p>
          </table:table-cell>
          <table:table-cell office:value-type="float" office:value="0.522248022068308" calcext:value-type="float">
            <text:p>0.522248022068308</text:p>
          </table:table-cell>
          <table:table-cell office:value-type="float" office:value="0.0469858147659455" calcext:value-type="float">
            <text:p>0.046985814765946</text:p>
          </table:table-cell>
          <table:table-cell office:value-type="float" office:value="0.161613186332999" calcext:value-type="float">
            <text:p>0.161613186332999</text:p>
          </table:table-cell>
          <table:table-cell office:value-type="float" office:value="-0.129249444169425" calcext:value-type="float">
            <text:p>-0.129249444169425</text:p>
          </table:table-cell>
          <table:table-cell office:value-type="float" office:value="0.0493491292306651" calcext:value-type="float">
            <text:p>0.049349129230665</text:p>
          </table:table-cell>
          <table:table-cell office:value-type="float" office:value="0.17670962917263" calcext:value-type="float">
            <text:p>0.17670962917263</text:p>
          </table:table-cell>
          <table:table-cell office:value-type="float" office:value="-0.0855039205654223" calcext:value-type="float">
            <text:p>-0.085503920565422</text:p>
          </table:table-cell>
          <table:table-cell office:value-type="float" office:value="-0.0331713390899049" calcext:value-type="float">
            <text:p>-0.033171339089905</text:p>
          </table:table-cell>
          <table:table-cell office:value-type="float" office:value="-0.114812666087479" calcext:value-type="float">
            <text:p>-0.114812666087479</text:p>
          </table:table-cell>
          <table:table-cell office:value-type="float" office:value="-0.717003183814662" calcext:value-type="float">
            <text:p>-0.717003183814662</text:p>
          </table:table-cell>
          <table:table-cell office:value-type="float" office:value="-0.252360310726157" calcext:value-type="float">
            <text:p>-0.252360310726157</text:p>
          </table:table-cell>
          <table:table-cell office:value-type="float" office:value="-0.0775974811518343" calcext:value-type="float">
            <text:p>-0.077597481151834</text:p>
          </table:table-cell>
          <table:table-cell office:value-type="float" office:value="-0.0809404086289997" calcext:value-type="float">
            <text:p>-0.08094040862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chsen</text:p>
          </table:table-cell>
          <table:table-cell office:value-type="float" office:value="-0.2147381368642" calcext:value-type="float">
            <text:p>-0.2147381368642</text:p>
          </table:table-cell>
          <table:table-cell office:value-type="float" office:value="-0.0991913786495804" calcext:value-type="float">
            <text:p>-0.09919137864958</text:p>
          </table:table-cell>
          <table:table-cell office:value-type="float" office:value="-0.0780613245265642" calcext:value-type="float">
            <text:p>-0.078061324526564</text:p>
          </table:table-cell>
          <table:table-cell office:value-type="float" office:value="-0.206937672859385" calcext:value-type="float">
            <text:p>-0.206937672859385</text:p>
          </table:table-cell>
          <table:table-cell office:value-type="float" office:value="0.522248022068308" calcext:value-type="float">
            <text:p>0.522248022068308</text:p>
          </table:table-cell>
          <table:table-cell office:value-type="float" office:value="0.0146864451403501" calcext:value-type="float">
            <text:p>0.01468644514035</text:p>
          </table:table-cell>
          <table:table-cell office:value-type="float" office:value="-0.0749861168847292" calcext:value-type="float">
            <text:p>-0.074986116884729</text:p>
          </table:table-cell>
          <table:table-cell office:value-type="float" office:value="-0.12612131282071" calcext:value-type="float">
            <text:p>-0.12612131282071</text:p>
          </table:table-cell>
          <table:table-cell office:value-type="float" office:value="0.190835642644296" calcext:value-type="float">
            <text:p>0.190835642644296</text:p>
          </table:table-cell>
          <table:table-cell office:value-type="float" office:value="0.0954745802147268" calcext:value-type="float">
            <text:p>0.095474580214727</text:p>
          </table:table-cell>
          <table:table-cell office:value-type="float" office:value="-0.198072193022224" calcext:value-type="float">
            <text:p>-0.198072193022224</text:p>
          </table:table-cell>
          <table:table-cell office:value-type="float" office:value="0.532842084461049" calcext:value-type="float">
            <text:p>0.532842084461049</text:p>
          </table:table-cell>
          <table:table-cell office:value-type="float" office:value="-0.201949729112874" calcext:value-type="float">
            <text:p>-0.201949729112874</text:p>
          </table:table-cell>
          <table:table-cell office:value-type="float" office:value="-0.149429976324144" calcext:value-type="float">
            <text:p>-0.149429976324144</text:p>
          </table:table-cell>
          <table:table-cell office:value-type="float" office:value="1" calcext:value-type="float">
            <text:p>1</text:p>
          </table:table-cell>
          <table:table-cell office:value-type="float" office:value="-0.133968671183788" calcext:value-type="float">
            <text:p>-0.133968671183788</text:p>
          </table:table-cell>
          <table:table-cell office:value-type="float" office:value="-0.15386624313573" calcext:value-type="float">
            <text:p>-0.15386624313573</text:p>
          </table:table-cell>
          <table:table-cell office:value-type="float" office:value="-0.0938727862470812" calcext:value-type="float">
            <text:p>-0.093872786247081</text:p>
          </table:table-cell>
          <table:table-cell office:value-type="float" office:value="-0.121136875122801" calcext:value-type="float">
            <text:p>-0.121136875122801</text:p>
          </table:table-cell>
          <table:table-cell office:value-type="float" office:value="-0.0964967420006311" calcext:value-type="float">
            <text:p>-0.096496742000631</text:p>
          </table:table-cell>
          <table:table-cell office:value-type="float" office:value="-0.0554350667972011" calcext:value-type="float">
            <text:p>-0.055435066797201</text:p>
          </table:table-cell>
          <table:table-cell office:value-type="float" office:value="-0.0570577254823373" calcext:value-type="float">
            <text:p>-0.057057725482337</text:p>
          </table:table-cell>
          <table:table-cell office:value-type="float" office:value="-0.126507980400591" calcext:value-type="float">
            <text:p>-0.126507980400591</text:p>
          </table:table-cell>
          <table:table-cell office:value-type="float" office:value="-0.269490880630986" calcext:value-type="float">
            <text:p>-0.269490880630986</text:p>
          </table:table-cell>
          <table:table-cell office:value-type="float" office:value="-0.110120673816651" calcext:value-type="float">
            <text:p>-0.110120673816651</text:p>
          </table:table-cell>
          <table:table-cell office:value-type="float" office:value="-0.0281976461937083" calcext:value-type="float">
            <text:p>-0.028197646193708</text:p>
          </table:table-cell>
          <table:table-cell office:value-type="float" office:value="-0.128659537929098" calcext:value-type="float">
            <text:p>-0.12865953792909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at</text:p>
          </table:table-cell>
          <table:table-cell office:value-type="float" office:value="-0.189250987673911" calcext:value-type="float">
            <text:p>-0.189250987673911</text:p>
          </table:table-cell>
          <table:table-cell office:value-type="float" office:value="-0.0709742244076931" calcext:value-type="float">
            <text:p>-0.070974224407693</text:p>
          </table:table-cell>
          <table:table-cell office:value-type="float" office:value="0.021570247660767" calcext:value-type="float">
            <text:p>0.021570247660767</text:p>
          </table:table-cell>
          <table:table-cell office:value-type="float" office:value="1" calcext:value-type="float">
            <text:p>1</text:p>
          </table:table-cell>
          <table:table-cell office:value-type="float" office:value="0.140789333653456" calcext:value-type="float">
            <text:p>0.140789333653456</text:p>
          </table:table-cell>
          <table:table-cell office:value-type="float" office:value="-0.0164042476033701" calcext:value-type="float">
            <text:p>-0.01640424760337</text:p>
          </table:table-cell>
          <table:table-cell office:value-type="float" office:value="-0.0454438343529518" calcext:value-type="float">
            <text:p>-0.045443834352952</text:p>
          </table:table-cell>
          <table:table-cell office:value-type="float" office:value="0.0189980124719027" calcext:value-type="float">
            <text:p>0.018998012471903</text:p>
          </table:table-cell>
          <table:table-cell office:value-type="float" office:value="-0.0285970282839289" calcext:value-type="float">
            <text:p>-0.028597028283929</text:p>
          </table:table-cell>
          <table:table-cell office:value-type="float" office:value="-0.070246173156355" calcext:value-type="float">
            <text:p>-0.070246173156355</text:p>
          </table:table-cell>
          <table:table-cell office:value-type="float" office:value="-0.199129410471474" calcext:value-type="float">
            <text:p>-0.199129410471474</text:p>
          </table:table-cell>
          <table:table-cell office:value-type="float" office:value="0.136135445217895" calcext:value-type="float">
            <text:p>0.136135445217895</text:p>
          </table:table-cell>
          <table:table-cell office:value-type="float" office:value="0.0516212697375038" calcext:value-type="float">
            <text:p>0.051621269737504</text:p>
          </table:table-cell>
          <table:table-cell office:value-type="float" office:value="0.208188162359773" calcext:value-type="float">
            <text:p>0.208188162359773</text:p>
          </table:table-cell>
          <table:table-cell office:value-type="float" office:value="-0.206937672859385" calcext:value-type="float">
            <text:p>-0.206937672859385</text:p>
          </table:table-cell>
          <table:table-cell office:value-type="float" office:value="-0.101325566595439" calcext:value-type="float">
            <text:p>-0.101325566595439</text:p>
          </table:table-cell>
          <table:table-cell office:value-type="float" office:value="0.453957634147638" calcext:value-type="float">
            <text:p>0.453957634147638</text:p>
          </table:table-cell>
          <table:table-cell office:value-type="float" office:value="-0.3363177050022" calcext:value-type="float">
            <text:p>-0.3363177050022</text:p>
          </table:table-cell>
          <table:table-cell office:value-type="float" office:value="-0.439432273328985" calcext:value-type="float">
            <text:p>-0.439432273328985</text:p>
          </table:table-cell>
          <table:table-cell office:value-type="float" office:value="0.124898853510463" calcext:value-type="float">
            <text:p>0.124898853510463</text:p>
          </table:table-cell>
          <table:table-cell office:value-type="float" office:value="0.132209689782188" calcext:value-type="float">
            <text:p>0.132209689782188</text:p>
          </table:table-cell>
          <table:table-cell office:value-type="float" office:value="0.153337978368667" calcext:value-type="float">
            <text:p>0.153337978368667</text:p>
          </table:table-cell>
          <table:table-cell office:value-type="float" office:value="0.170782102989704" calcext:value-type="float">
            <text:p>0.170782102989704</text:p>
          </table:table-cell>
          <table:table-cell office:value-type="float" office:value="-0.0553275870753322" calcext:value-type="float">
            <text:p>-0.055327587075332</text:p>
          </table:table-cell>
          <table:table-cell office:value-type="float" office:value="-0.222168908380149" calcext:value-type="float">
            <text:p>-0.222168908380149</text:p>
          </table:table-cell>
          <table:table-cell office:value-type="float" office:value="-0.0823573628681227" calcext:value-type="float">
            <text:p>-0.082357362868123</text:p>
          </table:table-cell>
          <table:table-cell office:value-type="float" office:value="0.419211385770307" calcext:value-type="float">
            <text:p>0.4192113857703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chsenanhalt</text:p>
          </table:table-cell>
          <table:table-cell office:value-type="float" office:value="-0.181212020560003" calcext:value-type="float">
            <text:p>-0.181212020560003</text:p>
          </table:table-cell>
          <table:table-cell office:value-type="float" office:value="-0.0843070983252148" calcext:value-type="float">
            <text:p>-0.084307098325215</text:p>
          </table:table-cell>
          <table:table-cell office:value-type="float" office:value="-0.00626303750056001" calcext:value-type="float">
            <text:p>-0.00626303750056</text:p>
          </table:table-cell>
          <table:table-cell office:value-type="float" office:value="0.0516212697375038" calcext:value-type="float">
            <text:p>0.051621269737504</text:p>
          </table:table-cell>
          <table:table-cell office:value-type="float" office:value="0.133567056970007" calcext:value-type="float">
            <text:p>0.133567056970007</text:p>
          </table:table-cell>
          <table:table-cell office:value-type="float" office:value="0.00300861480052091" calcext:value-type="float">
            <text:p>0.003008614800521</text:p>
          </table:table-cell>
          <table:table-cell office:value-type="float" office:value="-0.0316880472787556" calcext:value-type="float">
            <text:p>-0.031688047278756</text:p>
          </table:table-cell>
          <table:table-cell office:value-type="float" office:value="-0.112480508734635" calcext:value-type="float">
            <text:p>-0.112480508734635</text:p>
          </table:table-cell>
          <table:table-cell office:value-type="float" office:value="0.00915717971182499" calcext:value-type="float">
            <text:p>0.009157179711825</text:p>
          </table:table-cell>
          <table:table-cell office:value-type="float" office:value="-0.0852990091449656" calcext:value-type="float">
            <text:p>-0.085299009144966</text:p>
          </table:table-cell>
          <table:table-cell office:value-type="float" office:value="-0.112834408395103" calcext:value-type="float">
            <text:p>-0.112834408395103</text:p>
          </table:table-cell>
          <table:table-cell office:value-type="float" office:value="0.323635013768235" calcext:value-type="float">
            <text:p>0.323635013768235</text:p>
          </table:table-cell>
          <table:table-cell office:value-type="float" office:value="1" calcext:value-type="float">
            <text:p>1</text:p>
          </table:table-cell>
          <table:table-cell office:value-type="float" office:value="-0.090760046654285" calcext:value-type="float">
            <text:p>-0.090760046654285</text:p>
          </table:table-cell>
          <table:table-cell office:value-type="float" office:value="-0.201949729112874" calcext:value-type="float">
            <text:p>-0.201949729112874</text:p>
          </table:table-cell>
          <table:table-cell office:value-type="float" office:value="-0.08136923491494" calcext:value-type="float">
            <text:p>-0.08136923491494</text:p>
          </table:table-cell>
          <table:table-cell office:value-type="float" office:value="-0.093454524647891" calcext:value-type="float">
            <text:p>-0.093454524647891</text:p>
          </table:table-cell>
          <table:table-cell office:value-type="float" office:value="-0.0570159928344729" calcext:value-type="float">
            <text:p>-0.057015992834473</text:p>
          </table:table-cell>
          <table:table-cell office:value-type="float" office:value="-0.0735755215128369" calcext:value-type="float">
            <text:p>-0.073575521512837</text:p>
          </table:table-cell>
          <table:table-cell office:value-type="float" office:value="-0.058609718219896" calcext:value-type="float">
            <text:p>-0.058609718219896</text:p>
          </table:table-cell>
          <table:table-cell office:value-type="float" office:value="-0.0336698791806237" calcext:value-type="float">
            <text:p>-0.033669879180624</text:p>
          </table:table-cell>
          <table:table-cell office:value-type="float" office:value="-0.0346554416600521" calcext:value-type="float">
            <text:p>-0.034655441660052</text:p>
          </table:table-cell>
          <table:table-cell office:value-type="float" office:value="-0.0768377971123449" calcext:value-type="float">
            <text:p>-0.076837797112345</text:p>
          </table:table-cell>
          <table:table-cell office:value-type="float" office:value="-0.163682050286324" calcext:value-type="float">
            <text:p>-0.163682050286324</text:p>
          </table:table-cell>
          <table:table-cell office:value-type="float" office:value="-0.0668845551545854" calcext:value-type="float">
            <text:p>-0.066884555154585</text:p>
          </table:table-cell>
          <table:table-cell office:value-type="float" office:value="-0.0171265481467422" calcext:value-type="float">
            <text:p>-0.017126548146742</text:p>
          </table:table-cell>
          <table:table-cell office:value-type="float" office:value="-0.0781445995790939" calcext:value-type="float">
            <text:p>-0.078144599579094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baden</text:p>
          </table:table-cell>
          <table:table-cell table:style-name="ce1" office:value-type="float" office:value="0.17638808750621" calcext:value-type="float">
            <text:p>0.17638808750621</text:p>
          </table:table-cell>
          <table:table-cell table:style-name="ce1" office:value-type="float" office:value="0.0802066602398185" calcext:value-type="float">
            <text:p>0.080206660239819</text:p>
          </table:table-cell>
          <table:table-cell table:style-name="ce1" office:value-type="float" office:value="0.0334829376364218" calcext:value-type="float">
            <text:p>0.033482937636422</text:p>
          </table:table-cell>
          <table:table-cell table:style-name="ce1" office:value-type="float" office:value="-0.3363177050022" calcext:value-type="float">
            <text:p>-0.3363177050022</text:p>
          </table:table-cell>
          <table:table-cell table:style-name="ce1" office:value-type="float" office:value="-0.129249444169425" calcext:value-type="float">
            <text:p>-0.129249444169425</text:p>
          </table:table-cell>
          <table:table-cell table:style-name="ce1" office:value-type="float" office:value="0.00137382122168036" calcext:value-type="float">
            <text:p>0.00137382122168</text:p>
          </table:table-cell>
          <table:table-cell table:style-name="ce1" office:value-type="float" office:value="0.0510117212188354" calcext:value-type="float">
            <text:p>0.051011721218835</text:p>
          </table:table-cell>
          <table:table-cell table:style-name="ce1" office:value-type="float" office:value="0.122522230357443" calcext:value-type="float">
            <text:p>0.122522230357443</text:p>
          </table:table-cell>
          <table:table-cell table:style-name="ce1" office:value-type="float" office:value="-0.0291769062196721" calcext:value-type="float">
            <text:p>-0.029176906219672</text:p>
          </table:table-cell>
          <table:table-cell table:style-name="ce1" office:value-type="float" office:value="0.0036241778616976" calcext:value-type="float">
            <text:p>0.003624177861698</text:p>
          </table:table-cell>
          <table:table-cell table:style-name="ce1" office:value-type="float" office:value="0.170623073078992" calcext:value-type="float">
            <text:p>0.170623073078992</text:p>
          </table:table-cell>
          <table:table-cell table:style-name="ce1" office:value-type="float" office:value="-0.176173746377466" calcext:value-type="float">
            <text:p>-0.176173746377466</text:p>
          </table:table-cell>
          <table:table-cell table:style-name="ce1" office:value-type="float" office:value="-0.0570159928344729" calcext:value-type="float">
            <text:p>-0.057015992834473</text:p>
          </table:table-cell>
          <table:table-cell table:style-name="ce1" office:value-type="float" office:value="-0.0421882143480909" calcext:value-type="float">
            <text:p>-0.042188214348091</text:p>
          </table:table-cell>
          <table:table-cell table:style-name="ce1" office:value-type="float" office:value="-0.0938727862470812" calcext:value-type="float">
            <text:p>-0.093872786247081</text:p>
          </table:table-cell>
          <table:table-cell table:style-name="ce1" office:value-type="float" office:value="-0.0378230603715712" calcext:value-type="float">
            <text:p>-0.037823060371571</text:p>
          </table:table-cell>
          <table:table-cell table:style-name="ce1" office:value-type="float" office:value="-0.0434406951404759" calcext:value-type="float">
            <text:p>-0.0434406951404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0342002895192384" calcext:value-type="float">
            <text:p>-0.034200289519238</text:p>
          </table:table-cell>
          <table:table-cell table:style-name="ce1" office:value-type="float" office:value="-0.0272436985908649" calcext:value-type="float">
            <text:p>-0.027243698590865</text:p>
          </table:table-cell>
          <table:table-cell table:style-name="ce1" office:value-type="float" office:value="-0.0156508522451207" calcext:value-type="float">
            <text:p>-0.015650852245121</text:p>
          </table:table-cell>
          <table:table-cell table:style-name="ce1" office:value-type="float" office:value="-0.0161089736616283" calcext:value-type="float">
            <text:p>-0.016108973661628</text:p>
          </table:table-cell>
          <table:table-cell table:style-name="ce1" office:value-type="float" office:value="-0.0357167010607489" calcext:value-type="float">
            <text:p>-0.035716701060749</text:p>
          </table:table-cell>
          <table:table-cell table:style-name="ce1" office:value-type="float" office:value="-0.0760847275532818" calcext:value-type="float">
            <text:p>-0.076084727553282</text:p>
          </table:table-cell>
          <table:table-cell table:style-name="ce1" office:value-type="float" office:value="-0.0310901112709502" calcext:value-type="float">
            <text:p>-0.03109011127095</text:p>
          </table:table-cell>
          <table:table-cell table:style-name="ce1" office:value-type="float" office:value="-0.00796097524067924" calcext:value-type="float">
            <text:p>-0.007960975240679</text:p>
          </table:table-cell>
          <table:table-cell table:style-name="ce1" office:value-type="float" office:value="-0.0363241452458298" calcext:value-type="float">
            <text:p>-0.03632414524583</text:p>
          </table:table-cell>
          <table:table-cell table:style-name="ce1" table:number-columns-repeated="996"/>
        </table:table-row>
        <table:table-row table:style-name="ro1">
          <table:table-cell table:style-name="ce1" office:value-type="string" calcext:value-type="string">
            <text:p>hamburg</text:p>
          </table:table-cell>
          <table:table-cell table:style-name="ce1" office:value-type="float" office:value="0.151450816637114" calcext:value-type="float">
            <text:p>0.151450816637114</text:p>
          </table:table-cell>
          <table:table-cell table:style-name="ce1" office:value-type="float" office:value="0.0254375584918455" calcext:value-type="float">
            <text:p>0.025437558491846</text:p>
          </table:table-cell>
          <table:table-cell table:style-name="ce1" office:value-type="float" office:value="-0.00487571147804247" calcext:value-type="float">
            <text:p>-0.004875711478042</text:p>
          </table:table-cell>
          <table:table-cell table:style-name="ce1" office:value-type="float" office:value="0.153337978368667" calcext:value-type="float">
            <text:p>0.153337978368667</text:p>
          </table:table-cell>
          <table:table-cell table:style-name="ce1" office:value-type="float" office:value="-0.0331713390899049" calcext:value-type="float">
            <text:p>-0.033171339089905</text:p>
          </table:table-cell>
          <table:table-cell table:style-name="ce1" office:value-type="float" office:value="-0.00129203737659869" calcext:value-type="float">
            <text:p>-0.001292037376599</text:p>
          </table:table-cell>
          <table:table-cell table:style-name="ce1" office:value-type="float" office:value="0.0243365167444539" calcext:value-type="float">
            <text:p>0.024336516744454</text:p>
          </table:table-cell>
          <table:table-cell table:style-name="ce1" office:value-type="float" office:value="0.116145120132583" calcext:value-type="float">
            <text:p>0.116145120132583</text:p>
          </table:table-cell>
          <table:table-cell table:style-name="ce1" office:value-type="float" office:value="0.00698672963133702" calcext:value-type="float">
            <text:p>0.006986729631337</text:p>
          </table:table-cell>
          <table:table-cell table:style-name="ce1" office:value-type="float" office:value="-0.00573405982980521" calcext:value-type="float">
            <text:p>-0.005734059829805</text:p>
          </table:table-cell>
          <table:table-cell table:style-name="ce1" office:value-type="float" office:value="0.0173727478537391" calcext:value-type="float">
            <text:p>0.017372747853739</text:p>
          </table:table-cell>
          <table:table-cell table:style-name="ce1" office:value-type="float" office:value="-0.107081867491847" calcext:value-type="float">
            <text:p>-0.107081867491847</text:p>
          </table:table-cell>
          <table:table-cell table:style-name="ce1" office:value-type="float" office:value="-0.0346554416600521" calcext:value-type="float">
            <text:p>-0.034655441660052</text:p>
          </table:table-cell>
          <table:table-cell table:style-name="ce1" office:value-type="float" office:value="-0.0256428263088678" calcext:value-type="float">
            <text:p>-0.025642826308868</text:p>
          </table:table-cell>
          <table:table-cell table:style-name="ce1" office:value-type="float" office:value="-0.0570577254823373" calcext:value-type="float">
            <text:p>-0.057057725482337</text:p>
          </table:table-cell>
          <table:table-cell table:style-name="ce1" office:value-type="float" office:value="-0.0229895998815108" calcext:value-type="float">
            <text:p>-0.022989599881511</text:p>
          </table:table-cell>
          <table:table-cell table:style-name="ce1" office:value-type="float" office:value="-0.026404108764421" calcext:value-type="float">
            <text:p>-0.026404108764421</text:p>
          </table:table-cell>
          <table:table-cell table:style-name="ce1" office:value-type="float" office:value="-0.0161089736616283" calcext:value-type="float">
            <text:p>-0.016108973661628</text:p>
          </table:table-cell>
          <table:table-cell table:style-name="ce1" office:value-type="float" office:value="-0.0207876085159434" calcext:value-type="float">
            <text:p>-0.020787608515943</text:p>
          </table:table-cell>
          <table:table-cell table:style-name="ce1" office:value-type="float" office:value="-0.0165592557488347" calcext:value-type="float">
            <text:p>-0.016559255748835</text:p>
          </table:table-cell>
          <table:table-cell table:style-name="ce1" office:value-type="float" office:value="-0.00951289576742997" calcext:value-type="float">
            <text:p>-0.009512895767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0217093132709937" calcext:value-type="float">
            <text:p>-0.021709313270994</text:p>
          </table:table-cell>
          <table:table-cell table:style-name="ce1" office:value-type="float" office:value="-0.0462457936073945" calcext:value-type="float">
            <text:p>-0.046245793607395</text:p>
          </table:table-cell>
          <table:table-cell table:style-name="ce1" office:value-type="float" office:value="-0.0188971810152099" calcext:value-type="float">
            <text:p>-0.01889718101521</text:p>
          </table:table-cell>
          <table:table-cell table:style-name="ce1" office:value-type="float" office:value="-0.00483883730327099" calcext:value-type="float">
            <text:p>-0.004838837303271</text:p>
          </table:table-cell>
          <table:table-cell table:style-name="ce1" office:value-type="float" office:value="-0.0220785297920306" calcext:value-type="float">
            <text:p>-0.022078529792031</text:p>
          </table:table-cell>
          <table:table-cell table:style-name="ce1" table:number-columns-repeated="996"/>
        </table:table-row>
        <table:table-row table:style-name="ro1">
          <table:table-cell office:value-type="string" calcext:value-type="string">
            <text:p>mecklenburg</text:p>
          </table:table-cell>
          <table:table-cell office:value-type="float" office:value="-0.12376872935407" calcext:value-type="float">
            <text:p>-0.12376872935407</text:p>
          </table:table-cell>
          <table:table-cell office:value-type="float" office:value="-0.0746316759208803" calcext:value-type="float">
            <text:p>-0.07463167592088</text:p>
          </table:table-cell>
          <table:table-cell office:value-type="float" office:value="0.00453679578013664" calcext:value-type="float">
            <text:p>0.004536795780137</text:p>
          </table:table-cell>
          <table:table-cell office:value-type="float" office:value="0.453957634147638" calcext:value-type="float">
            <text:p>0.453957634147638</text:p>
          </table:table-cell>
          <table:table-cell office:value-type="float" office:value="0.161613186332999" calcext:value-type="float">
            <text:p>0.161613186332999</text:p>
          </table:table-cell>
          <table:table-cell office:value-type="float" office:value="-0.00550658997979851" calcext:value-type="float">
            <text:p>-0.005506589979799</text:p>
          </table:table-cell>
          <table:table-cell office:value-type="float" office:value="-0.0316803530709465" calcext:value-type="float">
            <text:p>-0.031680353070947</text:p>
          </table:table-cell>
          <table:table-cell office:value-type="float" office:value="-0.00444191954400638" calcext:value-type="float">
            <text:p>-0.004441919544006</text:p>
          </table:table-cell>
          <table:table-cell office:value-type="float" office:value="-0.0276535944811454" calcext:value-type="float">
            <text:p>-0.027653594481146</text:p>
          </table:table-cell>
          <table:table-cell office:value-type="float" office:value="-0.00932184072269146" calcext:value-type="float">
            <text:p>-0.009321840722691</text:p>
          </table:table-cell>
          <table:table-cell office:value-type="float" office:value="-0.0664746009829725" calcext:value-type="float">
            <text:p>-0.066474600982973</text:p>
          </table:table-cell>
          <table:table-cell office:value-type="float" office:value="0.246578710129719" calcext:value-type="float">
            <text:p>0.246578710129719</text:p>
          </table:table-cell>
          <table:table-cell office:value-type="float" office:value="-0.093454524647891" calcext:value-type="float">
            <text:p>-0.093454524647891</text:p>
          </table:table-cell>
          <table:table-cell office:value-type="float" office:value="-0.0691504141494201" calcext:value-type="float">
            <text:p>-0.06915041414942</text:p>
          </table:table-cell>
          <table:table-cell office:value-type="float" office:value="-0.15386624313573" calcext:value-type="float">
            <text:p>-0.15386624313573</text:p>
          </table:table-cell>
          <table:table-cell office:value-type="float" office:value="-0.0619955200642671" calcext:value-type="float">
            <text:p>-0.061995520064267</text:p>
          </table:table-cell>
          <table:table-cell office:value-type="float" office:value="1" calcext:value-type="float">
            <text:p>1</text:p>
          </table:table-cell>
          <table:table-cell office:value-type="float" office:value="-0.0434406951404759" calcext:value-type="float">
            <text:p>-0.043440695140476</text:p>
          </table:table-cell>
          <table:table-cell office:value-type="float" office:value="-0.0560574610902541" calcext:value-type="float">
            <text:p>-0.056057461090254</text:p>
          </table:table-cell>
          <table:table-cell office:value-type="float" office:value="-0.04465496038719" calcext:value-type="float">
            <text:p>-0.04465496038719</text:p>
          </table:table-cell>
          <table:table-cell office:value-type="float" office:value="-0.025653205077888" calcext:value-type="float">
            <text:p>-0.025653205077888</text:p>
          </table:table-cell>
          <table:table-cell office:value-type="float" office:value="-0.026404108764421" calcext:value-type="float">
            <text:p>-0.026404108764421</text:p>
          </table:table-cell>
          <table:table-cell office:value-type="float" office:value="-0.0585430008964952" calcext:value-type="float">
            <text:p>-0.058543000896495</text:p>
          </table:table-cell>
          <table:table-cell office:value-type="float" office:value="-0.124709957556981" calcext:value-type="float">
            <text:p>-0.124709957556981</text:p>
          </table:table-cell>
          <table:table-cell office:value-type="float" office:value="-0.0509595891544305" calcext:value-type="float">
            <text:p>-0.050959589154431</text:p>
          </table:table-cell>
          <table:table-cell office:value-type="float" office:value="-0.0130487801731566" calcext:value-type="float">
            <text:p>-0.013048780173157</text:p>
          </table:table-cell>
          <table:table-cell office:value-type="float" office:value="-0.0595386585136778" calcext:value-type="float">
            <text:p>-0.05953865851367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hueringen</text:p>
          </table:table-cell>
          <table:table-cell office:value-type="float" office:value="-0.0969197612474307" calcext:value-type="float">
            <text:p>-0.096919761247431</text:p>
          </table:table-cell>
          <table:table-cell office:value-type="float" office:value="-0.0332445726821473" calcext:value-type="float">
            <text:p>-0.033244572682147</text:p>
          </table:table-cell>
          <table:table-cell office:value-type="float" office:value="-0.00450831547740558" calcext:value-type="float">
            <text:p>-0.004508315477406</text:p>
          </table:table-cell>
          <table:table-cell office:value-type="float" office:value="-0.101325566595439" calcext:value-type="float">
            <text:p>-0.101325566595439</text:p>
          </table:table-cell>
          <table:table-cell office:value-type="float" office:value="0.0469858147659455" calcext:value-type="float">
            <text:p>0.046985814765946</text:p>
          </table:table-cell>
          <table:table-cell office:value-type="float" office:value="-0.0034432560016295" calcext:value-type="float">
            <text:p>-0.00344325600163</text:p>
          </table:table-cell>
          <table:table-cell office:value-type="float" office:value="-0.0175642393907378" calcext:value-type="float">
            <text:p>-0.017564239390738</text:p>
          </table:table-cell>
          <table:table-cell office:value-type="float" office:value="-0.0645186981148484" calcext:value-type="float">
            <text:p>-0.064518698114848</text:p>
          </table:table-cell>
          <table:table-cell office:value-type="float" office:value="0.0191908909282612" calcext:value-type="float">
            <text:p>0.019190890928261</text:p>
          </table:table-cell>
          <table:table-cell office:value-type="float" office:value="-0.000574485938583148" calcext:value-type="float">
            <text:p>-0.000574485938583</text:p>
          </table:table-cell>
          <table:table-cell office:value-type="float" office:value="-0.0391150728325956" calcext:value-type="float">
            <text:p>-0.039115072832596</text:p>
          </table:table-cell>
          <table:table-cell office:value-type="float" office:value="0.214691809360359" calcext:value-type="float">
            <text:p>0.214691809360359</text:p>
          </table:table-cell>
          <table:table-cell office:value-type="float" office:value="-0.08136923491494" calcext:value-type="float">
            <text:p>-0.08136923491494</text:p>
          </table:table-cell>
          <table:table-cell office:value-type="float" office:value="-0.0602080671277218" calcext:value-type="float">
            <text:p>-0.060208067127722</text:p>
          </table:table-cell>
          <table:table-cell office:value-type="float" office:value="-0.133968671183788" calcext:value-type="float">
            <text:p>-0.133968671183788</text:p>
          </table:table-cell>
          <table:table-cell office:value-type="float" office:value="1" calcext:value-type="float">
            <text:p>1</text:p>
          </table:table-cell>
          <table:table-cell office:value-type="float" office:value="-0.0619955200642671" calcext:value-type="float">
            <text:p>-0.061995520064267</text:p>
          </table:table-cell>
          <table:table-cell office:value-type="float" office:value="-0.0378230603715712" calcext:value-type="float">
            <text:p>-0.037823060371571</text:p>
          </table:table-cell>
          <table:table-cell office:value-type="float" office:value="-0.0488082598180647" calcext:value-type="float">
            <text:p>-0.048808259818065</text:p>
          </table:table-cell>
          <table:table-cell office:value-type="float" office:value="-0.0388803000769915" calcext:value-type="float">
            <text:p>-0.038880300076992</text:p>
          </table:table-cell>
          <table:table-cell office:value-type="float" office:value="-0.0223358010558445" calcext:value-type="float">
            <text:p>-0.022335801055845</text:p>
          </table:table-cell>
          <table:table-cell office:value-type="float" office:value="-0.0229895998815108" calcext:value-type="float">
            <text:p>-0.022989599881511</text:p>
          </table:table-cell>
          <table:table-cell office:value-type="float" office:value="-0.0509723762495213" calcext:value-type="float">
            <text:p>-0.050972376249521</text:p>
          </table:table-cell>
          <table:table-cell office:value-type="float" office:value="-0.108582798649067" calcext:value-type="float">
            <text:p>-0.108582798649067</text:p>
          </table:table-cell>
          <table:table-cell office:value-type="float" office:value="-0.0443696310767042" calcext:value-type="float">
            <text:p>-0.044369631076704</text:p>
          </table:table-cell>
          <table:table-cell office:value-type="float" office:value="-0.0113613467433859" calcext:value-type="float">
            <text:p>-0.011361346743386</text:p>
          </table:table-cell>
          <table:table-cell office:value-type="float" office:value="-0.0518392780806806" calcext:value-type="float">
            <text:p>-0.05183927808068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randenburg</text:p>
          </table:table-cell>
          <table:table-cell office:value-type="float" office:value="-0.0938579144683569" calcext:value-type="float">
            <text:p>-0.093857914468357</text:p>
          </table:table-cell>
          <table:table-cell office:value-type="float" office:value="-0.0474689816972399" calcext:value-type="float">
            <text:p>-0.04746898169724</text:p>
          </table:table-cell>
          <table:table-cell office:value-type="float" office:value="0.00512341851987983" calcext:value-type="float">
            <text:p>0.00512341851988</text:p>
          </table:table-cell>
          <table:table-cell office:value-type="float" office:value="0.208188162359773" calcext:value-type="float">
            <text:p>0.208188162359773</text:p>
          </table:table-cell>
          <table:table-cell office:value-type="float" office:value="0.30046754441868" calcext:value-type="float">
            <text:p>0.30046754441868</text:p>
          </table:table-cell>
          <table:table-cell office:value-type="float" office:value="0.00343719250275302" calcext:value-type="float">
            <text:p>0.003437192502753</text:p>
          </table:table-cell>
          <table:table-cell office:value-type="float" office:value="-0.0323039851070978" calcext:value-type="float">
            <text:p>-0.032303985107098</text:p>
          </table:table-cell>
          <table:table-cell office:value-type="float" office:value="-0.0808269296707192" calcext:value-type="float">
            <text:p>-0.080826929670719</text:p>
          </table:table-cell>
          <table:table-cell office:value-type="float" office:value="0.0173859504575466" calcext:value-type="float">
            <text:p>0.017385950457547</text:p>
          </table:table-cell>
          <table:table-cell office:value-type="float" office:value="-0.0466297770464144" calcext:value-type="float">
            <text:p>-0.046629777046415</text:p>
          </table:table-cell>
          <table:table-cell office:value-type="float" office:value="-0.0641076724807277" calcext:value-type="float">
            <text:p>-0.064107672480728</text:p>
          </table:table-cell>
          <table:table-cell office:value-type="float" office:value="0.239469360308086" calcext:value-type="float">
            <text:p>0.239469360308086</text:p>
          </table:table-cell>
          <table:table-cell office:value-type="float" office:value="-0.090760046654285" calcext:value-type="float">
            <text:p>-0.090760046654285</text:p>
          </table:table-cell>
          <table:table-cell office:value-type="float" office:value="1" calcext:value-type="float">
            <text:p>1</text:p>
          </table:table-cell>
          <table:table-cell office:value-type="float" office:value="-0.149429976324144" calcext:value-type="float">
            <text:p>-0.149429976324144</text:p>
          </table:table-cell>
          <table:table-cell office:value-type="float" office:value="-0.0602080671277218" calcext:value-type="float">
            <text:p>-0.060208067127722</text:p>
          </table:table-cell>
          <table:table-cell office:value-type="float" office:value="-0.0691504141494201" calcext:value-type="float">
            <text:p>-0.06915041414942</text:p>
          </table:table-cell>
          <table:table-cell office:value-type="float" office:value="-0.0421882143480909" calcext:value-type="float">
            <text:p>-0.042188214348091</text:p>
          </table:table-cell>
          <table:table-cell office:value-type="float" office:value="-0.0544412140882582" calcext:value-type="float">
            <text:p>-0.054441214088258</text:p>
          </table:table-cell>
          <table:table-cell office:value-type="float" office:value="-0.0433674699363855" calcext:value-type="float">
            <text:p>-0.043367469936386</text:p>
          </table:table-cell>
          <table:table-cell office:value-type="float" office:value="-0.0249135726544365" calcext:value-type="float">
            <text:p>-0.024913572654437</text:p>
          </table:table-cell>
          <table:table-cell office:value-type="float" office:value="-0.0256428263088678" calcext:value-type="float">
            <text:p>-0.025642826308868</text:p>
          </table:table-cell>
          <table:table-cell office:value-type="float" office:value="-0.0568550908868988" calcext:value-type="float">
            <text:p>-0.056855090886899</text:p>
          </table:table-cell>
          <table:table-cell office:value-type="float" office:value="-0.121114323878602" calcext:value-type="float">
            <text:p>-0.121114323878602</text:p>
          </table:table-cell>
          <table:table-cell office:value-type="float" office:value="-0.0494903238400206" calcext:value-type="float">
            <text:p>-0.049490323840021</text:p>
          </table:table-cell>
          <table:table-cell office:value-type="float" office:value="-0.012672558142683" calcext:value-type="float">
            <text:p>-0.012672558142683</text:p>
          </table:table-cell>
          <table:table-cell office:value-type="float" office:value="-0.057822041734144" calcext:value-type="float">
            <text:p>-0.05782204173414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chleswig</text:p>
          </table:table-cell>
          <table:table-cell office:value-type="float" office:value="0.0774899779129225" calcext:value-type="float">
            <text:p>0.077489977912923</text:p>
          </table:table-cell>
          <table:table-cell office:value-type="float" office:value="0.0614763792737409" calcext:value-type="float">
            <text:p>0.061476379273741</text:p>
          </table:table-cell>
          <table:table-cell office:value-type="float" office:value="0.0469846062333366" calcext:value-type="float">
            <text:p>0.046984606233337</text:p>
          </table:table-cell>
          <table:table-cell office:value-type="float" office:value="0.419211385770307" calcext:value-type="float">
            <text:p>0.419211385770307</text:p>
          </table:table-cell>
          <table:table-cell office:value-type="float" office:value="-0.0809404086289997" calcext:value-type="float">
            <text:p>-0.080940408629</text:p>
          </table:table-cell>
          <table:table-cell office:value-type="float" office:value="-0.0315648171006686" calcext:value-type="float">
            <text:p>-0.031564817100669</text:p>
          </table:table-cell>
          <table:table-cell office:value-type="float" office:value="0.0433191873037678" calcext:value-type="float">
            <text:p>0.043319187303768</text:p>
          </table:table-cell>
          <table:table-cell office:value-type="float" office:value="0.231567005101768" calcext:value-type="float">
            <text:p>0.231567005101768</text:p>
          </table:table-cell>
          <table:table-cell office:value-type="float" office:value="-0.0383558701474926" calcext:value-type="float">
            <text:p>-0.038355870147493</text:p>
          </table:table-cell>
          <table:table-cell office:value-type="float" office:value="-0.0143084472092975" calcext:value-type="float">
            <text:p>-0.014308447209298</text:p>
          </table:table-cell>
          <table:table-cell office:value-type="float" office:value="0.0157987880493828" calcext:value-type="float">
            <text:p>0.015798788049383</text:p>
          </table:table-cell>
          <table:table-cell office:value-type="float" office:value="-0.241459039518683" calcext:value-type="float">
            <text:p>-0.241459039518683</text:p>
          </table:table-cell>
          <table:table-cell office:value-type="float" office:value="-0.0781445995790939" calcext:value-type="float">
            <text:p>-0.078144599579094</text:p>
          </table:table-cell>
          <table:table-cell office:value-type="float" office:value="-0.057822041734144" calcext:value-type="float">
            <text:p>-0.057822041734144</text:p>
          </table:table-cell>
          <table:table-cell office:value-type="float" office:value="-0.128659537929098" calcext:value-type="float">
            <text:p>-0.128659537929098</text:p>
          </table:table-cell>
          <table:table-cell office:value-type="float" office:value="-0.0518392780806806" calcext:value-type="float">
            <text:p>-0.051839278080681</text:p>
          </table:table-cell>
          <table:table-cell office:value-type="float" office:value="-0.0595386585136778" calcext:value-type="float">
            <text:p>-0.059538658513678</text:p>
          </table:table-cell>
          <table:table-cell office:value-type="float" office:value="-0.0363241452458298" calcext:value-type="float">
            <text:p>-0.03632414524583</text:p>
          </table:table-cell>
          <table:table-cell office:value-type="float" office:value="-0.0468740049432952" calcext:value-type="float">
            <text:p>-0.046874004943295</text:p>
          </table:table-cell>
          <table:table-cell office:value-type="float" office:value="-0.0373394868983052" calcext:value-type="float">
            <text:p>-0.037339486898305</text:p>
          </table:table-cell>
          <table:table-cell office:value-type="float" office:value="-0.0214506407933153" calcext:value-type="float">
            <text:p>-0.021450640793315</text:p>
          </table:table-cell>
          <table:table-cell office:value-type="float" office:value="-0.0220785297920306" calcext:value-type="float">
            <text:p>-0.022078529792031</text:p>
          </table:table-cell>
          <table:table-cell office:value-type="float" office:value="-0.0489523581704761" calcext:value-type="float">
            <text:p>-0.048952358170476</text:p>
          </table:table-cell>
          <table:table-cell office:value-type="float" office:value="-0.1042796989609" calcext:value-type="float">
            <text:p>-0.1042796989609</text:p>
          </table:table-cell>
          <table:table-cell office:value-type="float" office:value="-0.042611277561915" calcext:value-type="float">
            <text:p>-0.042611277561915</text:p>
          </table:table-cell>
          <table:table-cell office:value-type="float" office:value="-0.0109111004038471" calcext:value-type="float">
            <text:p>-0.010911100403847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dum_floorplan</text:p>
          </table:table-cell>
          <table:table-cell table:style-name="ce2" office:value-type="float" office:value="0.0608333390628276" calcext:value-type="float">
            <text:p>0.060833339062828</text:p>
          </table:table-cell>
          <table:table-cell table:style-name="ce2" office:value-type="float" office:value="0.0402680716601214" calcext:value-type="float">
            <text:p>0.040268071660121</text:p>
          </table:table-cell>
          <table:table-cell table:style-name="ce2" office:value-type="float" office:value="0.0279653109078022" calcext:value-type="float">
            <text:p>0.027965310907802</text:p>
          </table:table-cell>
          <table:table-cell table:style-name="ce2" office:value-type="float" office:value="-0.0285970282839289" calcext:value-type="float">
            <text:p>-0.028597028283929</text:p>
          </table:table-cell>
          <table:table-cell table:style-name="ce2" office:value-type="float" office:value="0.188215358864364" calcext:value-type="float">
            <text:p>0.188215358864364</text:p>
          </table:table-cell>
          <table:table-cell table:style-name="ce2" office:value-type="float" office:value="-0.00153140057599411" calcext:value-type="float">
            <text:p>-0.001531400575994</text:p>
          </table:table-cell>
          <table:table-cell table:style-name="ce2" office:value-type="float" office:value="0.121193831379766" calcext:value-type="float">
            <text:p>0.121193831379766</text:p>
          </table:table-cell>
          <table:table-cell table:style-name="ce2" office:value-type="float" office:value="-0.0293389320283953" calcext:value-type="float">
            <text:p>-0.02933893202839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41592841143844" calcext:value-type="float">
            <text:p>0.004159284114384</text:p>
          </table:table-cell>
          <table:table-cell table:style-name="ce2" office:value-type="float" office:value="-0.0826877586233162" calcext:value-type="float">
            <text:p>-0.082687758623316</text:p>
          </table:table-cell>
          <table:table-cell table:style-name="ce2" office:value-type="float" office:value="0.174548124834672" calcext:value-type="float">
            <text:p>0.174548124834672</text:p>
          </table:table-cell>
          <table:table-cell table:style-name="ce2" office:value-type="float" office:value="0.00915717971182499" calcext:value-type="float">
            <text:p>0.009157179711825</text:p>
          </table:table-cell>
          <table:table-cell table:style-name="ce2" office:value-type="float" office:value="0.0173859504575466" calcext:value-type="float">
            <text:p>0.017385950457547</text:p>
          </table:table-cell>
          <table:table-cell table:style-name="ce2" office:value-type="float" office:value="0.190835642644296" calcext:value-type="float">
            <text:p>0.190835642644296</text:p>
          </table:table-cell>
          <table:table-cell table:style-name="ce2" office:value-type="float" office:value="0.0191908909282612" calcext:value-type="float">
            <text:p>0.019190890928261</text:p>
          </table:table-cell>
          <table:table-cell table:style-name="ce2" office:value-type="float" office:value="-0.0276535944811454" calcext:value-type="float">
            <text:p>-0.027653594481146</text:p>
          </table:table-cell>
          <table:table-cell table:style-name="ce2" office:value-type="float" office:value="-0.0291769062196721" calcext:value-type="float">
            <text:p>-0.029176906219672</text:p>
          </table:table-cell>
          <table:table-cell table:style-name="ce2" office:value-type="float" office:value="0.00555837216279855" calcext:value-type="float">
            <text:p>0.005558372162799</text:p>
          </table:table-cell>
          <table:table-cell table:style-name="ce2" office:value-type="float" office:value="-0.00124575341055436" calcext:value-type="float">
            <text:p>-0.001245753410554</text:p>
          </table:table-cell>
          <table:table-cell table:style-name="ce2" office:value-type="float" office:value="-0.0387184981170145" calcext:value-type="float">
            <text:p>-0.038718498117015</text:p>
          </table:table-cell>
          <table:table-cell table:style-name="ce2" office:value-type="float" office:value="0.00698672963133702" calcext:value-type="float">
            <text:p>0.006986729631337</text:p>
          </table:table-cell>
          <table:table-cell table:style-name="ce2" office:value-type="float" office:value="-0.0346957386525463" calcext:value-type="float">
            <text:p>-0.034695738652546</text:p>
          </table:table-cell>
          <table:table-cell table:style-name="ce2" office:value-type="float" office:value="-0.119660081746732" calcext:value-type="float">
            <text:p>-0.119660081746732</text:p>
          </table:table-cell>
          <table:table-cell table:style-name="ce2" office:value-type="float" office:value="-0.0523708297375816" calcext:value-type="float">
            <text:p>-0.052370829737582</text:p>
          </table:table-cell>
          <table:table-cell table:style-name="ce2" office:value-type="float" office:value="-0.0227049185767441" calcext:value-type="float">
            <text:p>-0.022704918576744</text:p>
          </table:table-cell>
          <table:table-cell table:style-name="ce2" office:value-type="float" office:value="-0.0383558701474926" calcext:value-type="float">
            <text:p>-0.038355870147493</text:p>
          </table:table-cell>
          <table:table-cell table:style-name="ce2" table:number-columns-repeated="996"/>
        </table:table-row>
        <table:table-row table:style-name="ro1">
          <table:table-cell office:value-type="string" calcext:value-type="string">
            <text:p>rheinland</text:p>
          </table:table-cell>
          <table:table-cell office:value-type="float" office:value="0.0583679181379899" calcext:value-type="float">
            <text:p>0.05836791813799</text:p>
          </table:table-cell>
          <table:table-cell office:value-type="float" office:value="0.125975171735636" calcext:value-type="float">
            <text:p>0.125975171735636</text:p>
          </table:table-cell>
          <table:table-cell office:value-type="float" office:value="0.0605485714274974" calcext:value-type="float">
            <text:p>0.060548571427497</text:p>
          </table:table-cell>
          <table:table-cell office:value-type="float" office:value="-0.222168908380149" calcext:value-type="float">
            <text:p>-0.222168908380149</text:p>
          </table:table-cell>
          <table:table-cell office:value-type="float" office:value="-0.252360310726157" calcext:value-type="float">
            <text:p>-0.252360310726157</text:p>
          </table:table-cell>
          <table:table-cell office:value-type="float" office:value="0.00448074617197751" calcext:value-type="float">
            <text:p>0.004480746171978</text:p>
          </table:table-cell>
          <table:table-cell office:value-type="float" office:value="0.0362491583336806" calcext:value-type="float">
            <text:p>0.036249158333681</text:p>
          </table:table-cell>
          <table:table-cell office:value-type="float" office:value="0.0593087961787345" calcext:value-type="float">
            <text:p>0.059308796178735</text:p>
          </table:table-cell>
          <table:table-cell office:value-type="float" office:value="-0.0523708297375816" calcext:value-type="float">
            <text:p>-0.052370829737582</text:p>
          </table:table-cell>
          <table:table-cell office:value-type="float" office:value="0.0552511018649075" calcext:value-type="float">
            <text:p>0.055251101864908</text:p>
          </table:table-cell>
          <table:table-cell office:value-type="float" office:value="0.172986181187009" calcext:value-type="float">
            <text:p>0.172986181187009</text:p>
          </table:table-cell>
          <table:table-cell office:value-type="float" office:value="-0.206666622303369" calcext:value-type="float">
            <text:p>-0.206666622303369</text:p>
          </table:table-cell>
          <table:table-cell office:value-type="float" office:value="-0.0668845551545854" calcext:value-type="float">
            <text:p>-0.066884555154585</text:p>
          </table:table-cell>
          <table:table-cell office:value-type="float" office:value="-0.0494903238400206" calcext:value-type="float">
            <text:p>-0.049490323840021</text:p>
          </table:table-cell>
          <table:table-cell office:value-type="float" office:value="-0.110120673816651" calcext:value-type="float">
            <text:p>-0.110120673816651</text:p>
          </table:table-cell>
          <table:table-cell office:value-type="float" office:value="-0.0443696310767042" calcext:value-type="float">
            <text:p>-0.044369631076704</text:p>
          </table:table-cell>
          <table:table-cell office:value-type="float" office:value="-0.0509595891544305" calcext:value-type="float">
            <text:p>-0.050959589154431</text:p>
          </table:table-cell>
          <table:table-cell office:value-type="float" office:value="-0.0310901112709502" calcext:value-type="float">
            <text:p>-0.03109011127095</text:p>
          </table:table-cell>
          <table:table-cell office:value-type="float" office:value="-0.040119816159182" calcext:value-type="float">
            <text:p>-0.040119816159182</text:p>
          </table:table-cell>
          <table:table-cell office:value-type="float" office:value="-0.0319591498880973" calcext:value-type="float">
            <text:p>-0.031959149888097</text:p>
          </table:table-cell>
          <table:table-cell office:value-type="float" office:value="-0.0183597660614993" calcext:value-type="float">
            <text:p>-0.018359766061499</text:p>
          </table:table-cell>
          <table:table-cell office:value-type="float" office:value="-0.0188971810152099" calcext:value-type="float">
            <text:p>-0.01889718101521</text:p>
          </table:table-cell>
          <table:table-cell office:value-type="float" office:value="-0.0418986944412749" calcext:value-type="float">
            <text:p>-0.041898694441275</text:p>
          </table:table-cell>
          <table:table-cell office:value-type="float" office:value="-0.0892537848324943" calcext:value-type="float">
            <text:p>-0.089253784832494</text:p>
          </table:table-cell>
          <table:table-cell office:value-type="float" office:value="1" calcext:value-type="float">
            <text:p>1</text:p>
          </table:table-cell>
          <table:table-cell office:value-type="float" office:value="-0.00933889354720771" calcext:value-type="float">
            <text:p>-0.009338893547208</text:p>
          </table:table-cell>
          <table:table-cell office:value-type="float" office:value="-0.042611277561915" calcext:value-type="float">
            <text:p>-0.04261127756191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um_garden</text:p>
          </table:table-cell>
          <table:table-cell office:value-type="float" office:value="0.0552716165768785" calcext:value-type="float">
            <text:p>0.055271616576879</text:p>
          </table:table-cell>
          <table:table-cell office:value-type="float" office:value="0.0990873102107923" calcext:value-type="float">
            <text:p>0.099087310210792</text:p>
          </table:table-cell>
          <table:table-cell office:value-type="float" office:value="0.0528406408064237" calcext:value-type="float">
            <text:p>0.052840640806424</text:p>
          </table:table-cell>
          <table:table-cell office:value-type="float" office:value="-0.070246173156355" calcext:value-type="float">
            <text:p>-0.070246173156355</text:p>
          </table:table-cell>
          <table:table-cell office:value-type="float" office:value="0.0154098897296838" calcext:value-type="float">
            <text:p>0.015409889729684</text:p>
          </table:table-cell>
          <table:table-cell office:value-type="float" office:value="-0.00490729771034198" calcext:value-type="float">
            <text:p>-0.004907297710342</text:p>
          </table:table-cell>
          <table:table-cell office:value-type="float" office:value="-0.00868875152783912" calcext:value-type="float">
            <text:p>-0.008688751527839</text:p>
          </table:table-cell>
          <table:table-cell office:value-type="float" office:value="0.0915615453373334" calcext:value-type="float">
            <text:p>0.091561545337333</text:p>
          </table:table-cell>
          <table:table-cell office:value-type="float" office:value="0.0041592841143844" calcext:value-type="float">
            <text:p>0.004159284114384</text:p>
          </table:table-cell>
          <table:table-cell office:value-type="float" office:value="1" calcext:value-type="float">
            <text:p>1</text:p>
          </table:table-cell>
          <table:table-cell office:value-type="float" office:value="0.162558551664048" calcext:value-type="float">
            <text:p>0.162558551664048</text:p>
          </table:table-cell>
          <table:table-cell office:value-type="float" office:value="0.00187263545875031" calcext:value-type="float">
            <text:p>0.00187263545875</text:p>
          </table:table-cell>
          <table:table-cell office:value-type="float" office:value="-0.0852990091449656" calcext:value-type="float">
            <text:p>-0.085299009144966</text:p>
          </table:table-cell>
          <table:table-cell office:value-type="float" office:value="-0.0466297770464144" calcext:value-type="float">
            <text:p>-0.046629777046415</text:p>
          </table:table-cell>
          <table:table-cell office:value-type="float" office:value="0.0954745802147268" calcext:value-type="float">
            <text:p>0.095474580214727</text:p>
          </table:table-cell>
          <table:table-cell office:value-type="float" office:value="-0.000574485938583148" calcext:value-type="float">
            <text:p>-0.000574485938583</text:p>
          </table:table-cell>
          <table:table-cell office:value-type="float" office:value="-0.00932184072269146" calcext:value-type="float">
            <text:p>-0.009321840722691</text:p>
          </table:table-cell>
          <table:table-cell office:value-type="float" office:value="0.0036241778616976" calcext:value-type="float">
            <text:p>0.003624177861698</text:p>
          </table:table-cell>
          <table:table-cell office:value-type="float" office:value="0.020715621972282" calcext:value-type="float">
            <text:p>0.020715621972282</text:p>
          </table:table-cell>
          <table:table-cell office:value-type="float" office:value="-0.0185399442246929" calcext:value-type="float">
            <text:p>-0.018539944224693</text:p>
          </table:table-cell>
          <table:table-cell office:value-type="float" office:value="-0.0301031169756602" calcext:value-type="float">
            <text:p>-0.03010311697566</text:p>
          </table:table-cell>
          <table:table-cell office:value-type="float" office:value="-0.00573405982980521" calcext:value-type="float">
            <text:p>-0.005734059829805</text:p>
          </table:table-cell>
          <table:table-cell office:value-type="float" office:value="0.0145913724131231" calcext:value-type="float">
            <text:p>0.014591372413123</text:p>
          </table:table-cell>
          <table:table-cell office:value-type="float" office:value="-0.023805968856282" calcext:value-type="float">
            <text:p>-0.023805968856282</text:p>
          </table:table-cell>
          <table:table-cell office:value-type="float" office:value="0.0552511018649075" calcext:value-type="float">
            <text:p>0.055251101864908</text:p>
          </table:table-cell>
          <table:table-cell office:value-type="float" office:value="0.00280596910436217" calcext:value-type="float">
            <text:p>0.002805969104362</text:p>
          </table:table-cell>
          <table:table-cell office:value-type="float" office:value="-0.0143084472092975" calcext:value-type="float">
            <text:p>-0.01430844720929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rw</text:p>
          </table:table-cell>
          <table:table-cell office:value-type="float" office:value="0.0384887996782614" calcext:value-type="float">
            <text:p>0.038488799678261</text:p>
          </table:table-cell>
          <table:table-cell office:value-type="float" office:value="0.0495281971507953" calcext:value-type="float">
            <text:p>0.049528197150795</text:p>
          </table:table-cell>
          <table:table-cell office:value-type="float" office:value="0.0271348686168979" calcext:value-type="float">
            <text:p>0.027134868616898</text:p>
          </table:table-cell>
          <table:table-cell office:value-type="float" office:value="-0.0553275870753322" calcext:value-type="float">
            <text:p>-0.055327587075332</text:p>
          </table:table-cell>
          <table:table-cell office:value-type="float" office:value="-0.717003183814662" calcext:value-type="float">
            <text:p>-0.717003183814662</text:p>
          </table:table-cell>
          <table:table-cell office:value-type="float" office:value="-0.0010246261798457" calcext:value-type="float">
            <text:p>-0.001024626179846</text:p>
          </table:table-cell>
          <table:table-cell office:value-type="float" office:value="0.0149020878162787" calcext:value-type="float">
            <text:p>0.014902087816279</text:p>
          </table:table-cell>
          <table:table-cell office:value-type="float" office:value="-0.105873362662306" calcext:value-type="float">
            <text:p>-0.105873362662306</text:p>
          </table:table-cell>
          <table:table-cell office:value-type="float" office:value="-0.119660081746732" calcext:value-type="float">
            <text:p>-0.119660081746732</text:p>
          </table:table-cell>
          <table:table-cell office:value-type="float" office:value="-0.023805968856282" calcext:value-type="float">
            <text:p>-0.023805968856282</text:p>
          </table:table-cell>
          <table:table-cell office:value-type="float" office:value="0.102390508388844" calcext:value-type="float">
            <text:p>0.102390508388844</text:p>
          </table:table-cell>
          <table:table-cell office:value-type="float" office:value="-0.505761253643407" calcext:value-type="float">
            <text:p>-0.505761253643407</text:p>
          </table:table-cell>
          <table:table-cell office:value-type="float" office:value="-0.163682050286324" calcext:value-type="float">
            <text:p>-0.163682050286324</text:p>
          </table:table-cell>
          <table:table-cell office:value-type="float" office:value="-0.121114323878602" calcext:value-type="float">
            <text:p>-0.121114323878602</text:p>
          </table:table-cell>
          <table:table-cell office:value-type="float" office:value="-0.269490880630986" calcext:value-type="float">
            <text:p>-0.269490880630986</text:p>
          </table:table-cell>
          <table:table-cell office:value-type="float" office:value="-0.108582798649067" calcext:value-type="float">
            <text:p>-0.108582798649067</text:p>
          </table:table-cell>
          <table:table-cell office:value-type="float" office:value="-0.124709957556981" calcext:value-type="float">
            <text:p>-0.124709957556981</text:p>
          </table:table-cell>
          <table:table-cell office:value-type="float" office:value="-0.0760847275532818" calcext:value-type="float">
            <text:p>-0.076084727553282</text:p>
          </table:table-cell>
          <table:table-cell office:value-type="float" office:value="-0.0981825138982791" calcext:value-type="float">
            <text:p>-0.098182513898279</text:p>
          </table:table-cell>
          <table:table-cell office:value-type="float" office:value="-0.0782114670120981" calcext:value-type="float">
            <text:p>-0.078211467012098</text:p>
          </table:table-cell>
          <table:table-cell office:value-type="float" office:value="-0.044930614321615" calcext:value-type="float">
            <text:p>-0.044930614321615</text:p>
          </table:table-cell>
          <table:table-cell office:value-type="float" office:value="-0.0462457936073945" calcext:value-type="float">
            <text:p>-0.046245793607395</text:p>
          </table:table-cell>
          <table:table-cell office:value-type="float" office:value="-0.102535842461949" calcext:value-type="float">
            <text:p>-0.102535842461949</text:p>
          </table:table-cell>
          <table:table-cell office:value-type="float" office:value="1" calcext:value-type="float">
            <text:p>1</text:p>
          </table:table-cell>
          <table:table-cell office:value-type="float" office:value="-0.0892537848324943" calcext:value-type="float">
            <text:p>-0.089253784832494</text:p>
          </table:table-cell>
          <table:table-cell office:value-type="float" office:value="-0.0228544428482736" calcext:value-type="float">
            <text:p>-0.022854442848274</text:p>
          </table:table-cell>
          <table:table-cell office:value-type="float" office:value="-0.1042796989609" calcext:value-type="float">
            <text:p>-0.10427969896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iedersachsen</text:p>
          </table:table-cell>
          <table:table-cell office:value-type="float" office:value="0.0304305610208202" calcext:value-type="float">
            <text:p>0.03043056102082</text:p>
          </table:table-cell>
          <table:table-cell office:value-type="float" office:value="0.0523493235477851" calcext:value-type="float">
            <text:p>0.052349323547785</text:p>
          </table:table-cell>
          <table:table-cell office:value-type="float" office:value="0.0333905960094895" calcext:value-type="float">
            <text:p>0.03339059600949</text:p>
          </table:table-cell>
          <table:table-cell office:value-type="float" office:value="0.170782102989704" calcext:value-type="float">
            <text:p>0.170782102989704</text:p>
          </table:table-cell>
          <table:table-cell office:value-type="float" office:value="-0.114812666087479" calcext:value-type="float">
            <text:p>-0.114812666087479</text:p>
          </table:table-cell>
          <table:table-cell office:value-type="float" office:value="0.00412510662765394" calcext:value-type="float">
            <text:p>0.004125106627654</text:p>
          </table:table-cell>
          <table:table-cell office:value-type="float" office:value="0.0264515749134377" calcext:value-type="float">
            <text:p>0.026451574913438</text:p>
          </table:table-cell>
          <table:table-cell office:value-type="float" office:value="0.0699044076872858" calcext:value-type="float">
            <text:p>0.069904407687286</text:p>
          </table:table-cell>
          <table:table-cell office:value-type="float" office:value="-0.0346957386525463" calcext:value-type="float">
            <text:p>-0.034695738652546</text:p>
          </table:table-cell>
          <table:table-cell office:value-type="float" office:value="0.0145913724131231" calcext:value-type="float">
            <text:p>0.014591372413123</text:p>
          </table:table-cell>
          <table:table-cell office:value-type="float" office:value="0.0306477857824761" calcext:value-type="float">
            <text:p>0.030647785782476</text:p>
          </table:table-cell>
          <table:table-cell office:value-type="float" office:value="-0.237421149886367" calcext:value-type="float">
            <text:p>-0.237421149886367</text:p>
          </table:table-cell>
          <table:table-cell office:value-type="float" office:value="-0.0768377971123449" calcext:value-type="float">
            <text:p>-0.076837797112345</text:p>
          </table:table-cell>
          <table:table-cell office:value-type="float" office:value="-0.0568550908868988" calcext:value-type="float">
            <text:p>-0.056855090886899</text:p>
          </table:table-cell>
          <table:table-cell office:value-type="float" office:value="-0.126507980400591" calcext:value-type="float">
            <text:p>-0.126507980400591</text:p>
          </table:table-cell>
          <table:table-cell office:value-type="float" office:value="-0.0509723762495213" calcext:value-type="float">
            <text:p>-0.050972376249521</text:p>
          </table:table-cell>
          <table:table-cell office:value-type="float" office:value="-0.0585430008964952" calcext:value-type="float">
            <text:p>-0.058543000896495</text:p>
          </table:table-cell>
          <table:table-cell office:value-type="float" office:value="-0.0357167010607489" calcext:value-type="float">
            <text:p>-0.035716701060749</text:p>
          </table:table-cell>
          <table:table-cell office:value-type="float" office:value="-0.0460901367602571" calcext:value-type="float">
            <text:p>-0.046090136760257</text:p>
          </table:table-cell>
          <table:table-cell office:value-type="float" office:value="-0.0367150632804394" calcext:value-type="float">
            <text:p>-0.03671506328044</text:p>
          </table:table-cell>
          <table:table-cell office:value-type="float" office:value="-0.0210919243822896" calcext:value-type="float">
            <text:p>-0.02109192438229</text:p>
          </table:table-cell>
          <table:table-cell office:value-type="float" office:value="-0.0217093132709937" calcext:value-type="float">
            <text:p>-0.021709313270994</text:p>
          </table:table-cell>
          <table:table-cell office:value-type="float" office:value="1" calcext:value-type="float">
            <text:p>1</text:p>
          </table:table-cell>
          <table:table-cell office:value-type="float" office:value="-0.102535842461949" calcext:value-type="float">
            <text:p>-0.102535842461949</text:p>
          </table:table-cell>
          <table:table-cell office:value-type="float" office:value="-0.0418986944412749" calcext:value-type="float">
            <text:p>-0.041898694441275</text:p>
          </table:table-cell>
          <table:table-cell office:value-type="float" office:value="-0.0107286354222681" calcext:value-type="float">
            <text:p>-0.010728635422268</text:p>
          </table:table-cell>
          <table:table-cell office:value-type="float" office:value="-0.0489523581704761" calcext:value-type="float">
            <text:p>-0.0489523581704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stanceShop</text:p>
          </table:table-cell>
          <table:table-cell office:value-type="float" office:value="0.00155952959570567" calcext:value-type="float">
            <text:p>0.001559529595706</text:p>
          </table:table-cell>
          <table:table-cell office:value-type="float" office:value="0.00727532007324926" calcext:value-type="float">
            <text:p>0.007275320073249</text:p>
          </table:table-cell>
          <table:table-cell office:value-type="float" office:value="0.00862379054556043" calcext:value-type="float">
            <text:p>0.00862379054556</text:p>
          </table:table-cell>
          <table:table-cell office:value-type="float" office:value="-0.0164042476033701" calcext:value-type="float">
            <text:p>-0.01640424760337</text:p>
          </table:table-cell>
          <table:table-cell office:value-type="float" office:value="0.00781740694415207" calcext:value-type="float">
            <text:p>0.007817406944152</text:p>
          </table:table-cell>
          <table:table-cell office:value-type="float" office:value="1" calcext:value-type="float">
            <text:p>1</text:p>
          </table:table-cell>
          <table:table-cell office:value-type="float" office:value="-0.00730805863912422" calcext:value-type="float">
            <text:p>-0.007308058639124</text:p>
          </table:table-cell>
          <table:table-cell office:value-type="float" office:value="-0.00545006095243429" calcext:value-type="float">
            <text:p>-0.005450060952434</text:p>
          </table:table-cell>
          <table:table-cell office:value-type="float" office:value="-0.00153140057599411" calcext:value-type="float">
            <text:p>-0.001531400575994</text:p>
          </table:table-cell>
          <table:table-cell office:value-type="float" office:value="-0.00490729771034198" calcext:value-type="float">
            <text:p>-0.004907297710342</text:p>
          </table:table-cell>
          <table:table-cell office:value-type="float" office:value="0.0118709625719147" calcext:value-type="float">
            <text:p>0.011870962571915</text:p>
          </table:table-cell>
          <table:table-cell office:value-type="float" office:value="0.0120333292513797" calcext:value-type="float">
            <text:p>0.01203332925138</text:p>
          </table:table-cell>
          <table:table-cell office:value-type="float" office:value="0.00300861480052091" calcext:value-type="float">
            <text:p>0.003008614800521</text:p>
          </table:table-cell>
          <table:table-cell office:value-type="float" office:value="0.00343719250275302" calcext:value-type="float">
            <text:p>0.003437192502753</text:p>
          </table:table-cell>
          <table:table-cell office:value-type="float" office:value="0.0146864451403501" calcext:value-type="float">
            <text:p>0.01468644514035</text:p>
          </table:table-cell>
          <table:table-cell office:value-type="float" office:value="-0.0034432560016295" calcext:value-type="float">
            <text:p>-0.00344325600163</text:p>
          </table:table-cell>
          <table:table-cell office:value-type="float" office:value="-0.00550658997979851" calcext:value-type="float">
            <text:p>-0.005506589979799</text:p>
          </table:table-cell>
          <table:table-cell office:value-type="float" office:value="0.00137382122168036" calcext:value-type="float">
            <text:p>0.00137382122168</text:p>
          </table:table-cell>
          <table:table-cell office:value-type="float" office:value="-0.0000585081405522793" calcext:value-type="float">
            <text:p>-5.85081405522793E-05</text:p>
          </table:table-cell>
          <table:table-cell office:value-type="float" office:value="-0.00558137166167034" calcext:value-type="float">
            <text:p>-0.00558137166167</text:p>
          </table:table-cell>
          <table:table-cell office:value-type="float" office:value="0.00419923076881313" calcext:value-type="float">
            <text:p>0.004199230768813</text:p>
          </table:table-cell>
          <table:table-cell office:value-type="float" office:value="-0.00129203737659869" calcext:value-type="float">
            <text:p>-0.001292037376599</text:p>
          </table:table-cell>
          <table:table-cell office:value-type="float" office:value="0.00412510662765394" calcext:value-type="float">
            <text:p>0.004125106627654</text:p>
          </table:table-cell>
          <table:table-cell office:value-type="float" office:value="-0.0010246261798457" calcext:value-type="float">
            <text:p>-0.001024626179846</text:p>
          </table:table-cell>
          <table:table-cell office:value-type="float" office:value="0.00448074617197751" calcext:value-type="float">
            <text:p>0.004480746171978</text:p>
          </table:table-cell>
          <table:table-cell office:value-type="float" office:value="0.0021711717424023" calcext:value-type="float">
            <text:p>0.002171171742402</text:p>
          </table:table-cell>
          <table:table-cell office:value-type="float" office:value="-0.0315648171006686" calcext:value-type="float">
            <text:p>-0.03156481710066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arland</text:p>
          </table:table-cell>
          <table:table-cell office:value-type="float" office:value="0.00153411383409739" calcext:value-type="float">
            <text:p>0.001534113834097</text:p>
          </table:table-cell>
          <table:table-cell office:value-type="float" office:value="0.00618376908149422" calcext:value-type="float">
            <text:p>0.006183769081494</text:p>
          </table:table-cell>
          <table:table-cell office:value-type="float" office:value="-0.00433993497592146" calcext:value-type="float">
            <text:p>-0.004339934975921</text:p>
          </table:table-cell>
          <table:table-cell office:value-type="float" office:value="-0.0823573628681227" calcext:value-type="float">
            <text:p>-0.082357362868123</text:p>
          </table:table-cell>
          <table:table-cell office:value-type="float" office:value="-0.0775974811518343" calcext:value-type="float">
            <text:p>-0.077597481151834</text:p>
          </table:table-cell>
          <table:table-cell office:value-type="float" office:value="0.0021711717424023" calcext:value-type="float">
            <text:p>0.002171171742402</text:p>
          </table:table-cell>
          <table:table-cell office:value-type="float" office:value="-0.000475108569366349" calcext:value-type="float">
            <text:p>-0.000475108569366</text:p>
          </table:table-cell>
          <table:table-cell office:value-type="float" office:value="0.00280621063383022" calcext:value-type="float">
            <text:p>0.00280621063383</text:p>
          </table:table-cell>
          <table:table-cell office:value-type="float" office:value="-0.0227049185767441" calcext:value-type="float">
            <text:p>-0.022704918576744</text:p>
          </table:table-cell>
          <table:table-cell office:value-type="float" office:value="0.00280596910436217" calcext:value-type="float">
            <text:p>0.002805969104362</text:p>
          </table:table-cell>
          <table:table-cell office:value-type="float" office:value="0.0264102310706426" calcext:value-type="float">
            <text:p>0.026410231070643</text:p>
          </table:table-cell>
          <table:table-cell office:value-type="float" office:value="-0.0529193301655766" calcext:value-type="float">
            <text:p>-0.052919330165577</text:p>
          </table:table-cell>
          <table:table-cell office:value-type="float" office:value="-0.0171265481467422" calcext:value-type="float">
            <text:p>-0.017126548146742</text:p>
          </table:table-cell>
          <table:table-cell office:value-type="float" office:value="-0.012672558142683" calcext:value-type="float">
            <text:p>-0.012672558142683</text:p>
          </table:table-cell>
          <table:table-cell office:value-type="float" office:value="-0.0281976461937083" calcext:value-type="float">
            <text:p>-0.028197646193708</text:p>
          </table:table-cell>
          <table:table-cell office:value-type="float" office:value="-0.0113613467433859" calcext:value-type="float">
            <text:p>-0.011361346743386</text:p>
          </table:table-cell>
          <table:table-cell office:value-type="float" office:value="-0.0130487801731566" calcext:value-type="float">
            <text:p>-0.013048780173157</text:p>
          </table:table-cell>
          <table:table-cell office:value-type="float" office:value="-0.00796097524067924" calcext:value-type="float">
            <text:p>-0.007960975240679</text:p>
          </table:table-cell>
          <table:table-cell office:value-type="float" office:value="-0.0102731334835165" calcext:value-type="float">
            <text:p>-0.010273133483517</text:p>
          </table:table-cell>
          <table:table-cell office:value-type="float" office:value="-0.00818350242477352" calcext:value-type="float">
            <text:p>-0.008183502424774</text:p>
          </table:table-cell>
          <table:table-cell office:value-type="float" office:value="-0.00470122611548284" calcext:value-type="float">
            <text:p>-0.004701226115483</text:p>
          </table:table-cell>
          <table:table-cell office:value-type="float" office:value="-0.00483883730327099" calcext:value-type="float">
            <text:p>-0.004838837303271</text:p>
          </table:table-cell>
          <table:table-cell office:value-type="float" office:value="-0.0107286354222681" calcext:value-type="float">
            <text:p>-0.010728635422268</text:p>
          </table:table-cell>
          <table:table-cell office:value-type="float" office:value="-0.0228544428482736" calcext:value-type="float">
            <text:p>-0.022854442848274</text:p>
          </table:table-cell>
          <table:table-cell office:value-type="float" office:value="-0.00933889354720771" calcext:value-type="float">
            <text:p>-0.009338893547208</text:p>
          </table:table-cell>
          <table:table-cell office:value-type="float" office:value="1" calcext:value-type="float">
            <text:p>1</text:p>
          </table:table-cell>
          <table:table-cell office:value-type="float" office:value="-0.0109111004038471" calcext:value-type="float">
            <text:p>-0.01091110040384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remen</text:p>
          </table:table-cell>
          <table:table-cell office:value-type="float" office:value="-0.000934527494451301" calcext:value-type="float">
            <text:p>-0.000934527494451</text:p>
          </table:table-cell>
          <table:table-cell office:value-type="float" office:value="-0.00557981958978384" calcext:value-type="float">
            <text:p>-0.005579819589784</text:p>
          </table:table-cell>
          <table:table-cell office:value-type="float" office:value="-0.00387915741815134" calcext:value-type="float">
            <text:p>-0.003879157418151</text:p>
          </table:table-cell>
          <table:table-cell office:value-type="float" office:value="0.132209689782188" calcext:value-type="float">
            <text:p>0.132209689782188</text:p>
          </table:table-cell>
          <table:table-cell office:value-type="float" office:value="-0.0855039205654223" calcext:value-type="float">
            <text:p>-0.085503920565422</text:p>
          </table:table-cell>
          <table:table-cell office:value-type="float" office:value="0.00419923076881313" calcext:value-type="float">
            <text:p>0.004199230768813</text:p>
          </table:table-cell>
          <table:table-cell office:value-type="float" office:value="-0.0182967971621654" calcext:value-type="float">
            <text:p>-0.018296797162165</text:p>
          </table:table-cell>
          <table:table-cell office:value-type="float" office:value="0.0150245195552327" calcext:value-type="float">
            <text:p>0.015024519555233</text:p>
          </table:table-cell>
          <table:table-cell office:value-type="float" office:value="-0.0387184981170145" calcext:value-type="float">
            <text:p>-0.038718498117015</text:p>
          </table:table-cell>
          <table:table-cell office:value-type="float" office:value="-0.0301031169756602" calcext:value-type="float">
            <text:p>-0.03010311697566</text:p>
          </table:table-cell>
          <table:table-cell office:value-type="float" office:value="-0.0173333289389415" calcext:value-type="float">
            <text:p>-0.017333328938942</text:p>
          </table:table-cell>
          <table:table-cell office:value-type="float" office:value="-0.104036577466045" calcext:value-type="float">
            <text:p>-0.104036577466045</text:p>
          </table:table-cell>
          <table:table-cell office:value-type="float" office:value="-0.0336698791806237" calcext:value-type="float">
            <text:p>-0.033669879180624</text:p>
          </table:table-cell>
          <table:table-cell office:value-type="float" office:value="-0.0249135726544365" calcext:value-type="float">
            <text:p>-0.024913572654437</text:p>
          </table:table-cell>
          <table:table-cell office:value-type="float" office:value="-0.0554350667972011" calcext:value-type="float">
            <text:p>-0.055435066797201</text:p>
          </table:table-cell>
          <table:table-cell office:value-type="float" office:value="-0.0223358010558445" calcext:value-type="float">
            <text:p>-0.022335801055845</text:p>
          </table:table-cell>
          <table:table-cell office:value-type="float" office:value="-0.025653205077888" calcext:value-type="float">
            <text:p>-0.025653205077888</text:p>
          </table:table-cell>
          <table:table-cell office:value-type="float" office:value="-0.0156508522451207" calcext:value-type="float">
            <text:p>-0.015650852245121</text:p>
          </table:table-cell>
          <table:table-cell office:value-type="float" office:value="-0.0201964318923317" calcext:value-type="float">
            <text:p>-0.020196431892332</text:p>
          </table:table-cell>
          <table:table-cell office:value-type="float" office:value="-0.0160883288071612" calcext:value-type="float">
            <text:p>-0.016088328807161</text:p>
          </table:table-cell>
          <table:table-cell office:value-type="float" office:value="1" calcext:value-type="float">
            <text:p>1</text:p>
          </table:table-cell>
          <table:table-cell office:value-type="float" office:value="-0.00951289576742997" calcext:value-type="float">
            <text:p>-0.00951289576743</text:p>
          </table:table-cell>
          <table:table-cell office:value-type="float" office:value="-0.0210919243822896" calcext:value-type="float">
            <text:p>-0.02109192438229</text:p>
          </table:table-cell>
          <table:table-cell office:value-type="float" office:value="-0.044930614321615" calcext:value-type="float">
            <text:p>-0.044930614321615</text:p>
          </table:table-cell>
          <table:table-cell office:value-type="float" office:value="-0.0183597660614993" calcext:value-type="float">
            <text:p>-0.018359766061499</text:p>
          </table:table-cell>
          <table:table-cell office:value-type="float" office:value="-0.00470122611548284" calcext:value-type="float">
            <text:p>-0.004701226115483</text:p>
          </table:table-cell>
          <table:table-cell office:value-type="float" office:value="-0.0214506407933153" calcext:value-type="float">
            <text:p>-0.021450640793315</text:p>
          </table:table-cell>
          <table:table-cell table:number-columns-repeated="99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28T07:41:40.626854706</dc:date>
    <meta:editing-duration>PT13M30S</meta:editing-duration>
    <meta:editing-cycles>2</meta:editing-cycles>
    <meta:generator>LibreOffice/6.4.7.2$Linux_X86_64 LibreOffice_project/40$Build-2</meta:generator>
    <meta:document-statistic meta:table-count="1" meta:cell-count="784" meta:object-count="0"/>
  </office:meta>
</office:document-meta>
</file>